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face style:name="Roboto, sans-serif" svg:font-family="'Roboto, sans-serif'"/>
  </office:font-face-decls>
  <office:automatic-styles>
    <style:style style:name="co1" style:family="table-column">
      <style:table-column-properties fo:break-before="auto" style:column-width="1.9366in"/>
    </style:style>
    <style:style style:name="co2" style:family="table-column">
      <style:table-column-properties fo:break-before="auto" style:column-width="4.9138in"/>
    </style:style>
    <style:style style:name="co3" style:family="table-column">
      <style:table-column-properties fo:break-before="auto" style:column-width="3.6909in"/>
    </style:style>
    <style:style style:name="co4" style:family="table-column">
      <style:table-column-properties fo:break-before="auto" style:column-width="0.9736in"/>
    </style:style>
    <style:style style:name="ro1" style:family="table-row">
      <style:table-row-properties style:row-height="0.2189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1.1291in" fo:break-before="auto" style:use-optimal-row-height="true"/>
    </style:style>
    <style:style style:name="ro4" style:family="table-row">
      <style:table-row-properties style:row-height="1.2882in" fo:break-before="auto" style:use-optimal-row-height="true"/>
    </style:style>
    <style:style style:name="ro5" style:family="table-row">
      <style:table-row-properties style:row-height="0.4929in" fo:break-before="auto" style:use-optimal-row-height="true"/>
    </style:style>
    <style:style style:name="ro6" style:family="table-row">
      <style:table-row-properties style:row-height="0.3339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7654in" fo:break-before="auto" style:use-optimal-row-height="true"/>
    </style:style>
    <style:style style:name="ro10" style:family="table-row">
      <style:table-row-properties style:row-height="1.4472in" fo:break-before="auto" style:use-optimal-row-height="true"/>
    </style:style>
    <style:style style:name="ro11" style:family="table-row">
      <style:table-row-properties style:row-height="1.6063in" fo:break-before="auto" style:use-optimal-row-height="true"/>
    </style:style>
    <style:style style:name="ro12" style:family="table-row">
      <style:table-row-properties style:row-height="1.3547in" fo:break-before="auto" style:use-optimal-row-height="true"/>
    </style:style>
    <style:style style:name="ro13" style:family="table-row">
      <style:table-row-properties style:row-height="1.1874in" fo:break-before="auto" style:use-optimal-row-height="true"/>
    </style:style>
    <style:style style:name="ro14" style:family="table-row">
      <style:table-row-properties style:row-height="3.8736in" fo:break-before="auto" style:use-optimal-row-height="true"/>
    </style:style>
    <style:style style:name="ro15" style:family="table-row">
      <style:table-row-properties style:row-height="1.8571in" fo:break-before="auto" style:use-optimal-row-height="true"/>
    </style:style>
    <style:style style:name="ro16" style:family="table-row">
      <style:table-row-properties style:row-height="0.6854in" fo:break-before="auto" style:use-optimal-row-height="true"/>
    </style:style>
    <style:style style:name="ro17" style:family="table-row">
      <style:table-row-properties style:row-height="3.3634in" fo:break-before="auto" style:use-optimal-row-height="true"/>
    </style:style>
    <style:style style:name="ro18" style:family="table-row">
      <style:table-row-properties style:row-height="2.4091in" fo:break-before="auto" style:use-optimal-row-height="true"/>
    </style:style>
    <style:style style:name="ro19" style:family="table-row">
      <style:table-row-properties style:row-height="1.9244in" fo:break-before="auto" style:use-optimal-row-height="true"/>
    </style:style>
    <style:style style:name="ro20" style:family="table-row">
      <style:table-row-properties style:row-height="2.0917in" fo:break-before="auto" style:use-optimal-row-height="true"/>
    </style:style>
    <style:style style:name="ro21" style:family="table-row">
      <style:table-row-properties style:row-height="0.2189in"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bbc04" style:text-align-source="fix" style:repeat-content="false" fo:wrap-option="no-wrap" style:direction="ltr" style:rotation-angle="0" style:rotation-align="none" style:shrink-to-fit="false" style:vertical-align="bottom" loext:vertical-justify="auto">
        <loext:background-complex-color loext:theme-type="accent3" loext:color-type="theme"/>
      </style:table-cell-properties>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5" style:family="table-cell" style:parent-style-name="Default">
      <style:table-cell-properties fo:background-color="#fbbc04" style:text-align-source="fix" style:repeat-content="false" fo:wrap-option="no-wrap" style:direction="ltr" style:rotation-angle="0" style:rotation-align="none" style:shrink-to-fit="false" style:vertical-align="bottom" loext:vertical-justify="auto">
        <loext:background-complex-color loext:theme-type="accent3" loext:color-type="theme"/>
      </style:table-cell-properties>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7" style:family="table-cell" style:parent-style-name="Default">
      <style:table-cell-properties fo:background-color="#fbbc04" style:text-align-source="fix" style:repeat-content="false" fo:wrap-option="no-wrap" style:direction="ltr" style:rotation-angle="0" style:rotation-align="none" style:shrink-to-fit="false" style:vertical-align="bottom" loext:vertical-justify="auto">
        <loext:background-complex-color loext:theme-type="accent3" loext:color-type="theme"/>
      </style:table-cell-properties>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style:text-properties>
    </style:style>
    <style:style style:name="ce8"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0"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loext:background-complex-color loext:theme-type="accent3" loext:color-type="theme"/>
      </style:table-cell-properties>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11"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6" style:family="table-cell" style:parent-style-name="Default">
      <style:table-cell-properties fo:background-color="#ffe599"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fbbc04" style:text-align-source="value-type" style:repeat-content="false" fo:wrap-option="wrap" style:direction="ltr" style:rotation-angle="0" style:rotation-align="none" style:shrink-to-fit="false" style:vertical-align="bottom" loext:vertical-justify="auto">
        <loext:background-complex-color loext:theme-type="accent3" loext:color-type="theme"/>
      </style:table-cell-properties>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light1" loext:color-type="theme"/>
      </style:text-properties>
    </style:style>
    <style:style style:name="ce20" style:family="table-cell" style:parent-style-name="Default">
      <style:table-cell-properties fo:background-color="#000000" style:text-align-source="fix" style:repeat-content="false" fo:wrap-option="wrap" style:direction="ltr" style:rotation-angle="0" style:rotation-align="none" style:shrink-to-fit="false" style:vertical-align="bottom" loext:vertical-justify="auto">
        <loext:background-complex-color loext:theme-type="dark1" loext:color-type="theme"/>
      </style:table-cell-properties>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2" style:family="table-cell" style:parent-style-name="Default">
      <style:table-cell-properties fo:background-color="#fce5cd"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3" style:family="table-cell" style:parent-style-name="Default">
      <style:table-cell-properties fo:background-color="#f5f5f5"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0pt" fo:font-style="normal" fo:text-shadow="none" style:text-underline-style="none" fo:font-weight="normal" style:font-size-asian="10pt" style:font-style-asian="normal" style:font-weight-asian="normal" style:font-name-complex="Roboto" style:font-size-complex="10pt" style:font-style-complex="normal" style:font-weight-complex="normal"/>
    </style:style>
    <style:style style:name="ce24" style:family="table-cell" style:parent-style-name="Default">
      <style:table-cell-properties fo:background-color="#ffe599"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dark1" loext:color-type="theme"/>
      </style:text-properties>
    </style:style>
    <style:style style:name="ce26"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fo:background-color="#fbbc04" style:rotation-align="none">
        <loext:background-complex-color loext:theme-type="accent3" loext:color-type="theme"/>
      </style:table-cell-properties>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28" style:family="table-cell" style:parent-style-name="Default">
      <style:table-cell-properties fo:background-color="#000000" style:rotation-align="none">
        <loext:background-complex-color loext:theme-type="dark1" loext:color-type="theme"/>
      </style:table-cell-properties>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light1" loext:color-type="theme"/>
      </style:text-properties>
    </style:style>
    <style:style style:name="ce29" style:family="table-cell" style:parent-style-name="Default">
      <style:table-cell-properties fo:background-color="#fce5cd"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0" style:family="table-cell" style:parent-style-name="Default">
      <style:table-cell-properties fo:background-color="#fbbc04" style:rotation-align="none">
        <loext:background-complex-color loext:theme-type="accent3" loext:color-type="theme"/>
      </style:table-cell-properties>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1" style:family="table-cell" style:parent-style-name="Default">
      <style:table-cell-properties fo:background-color="#000000" style:rotation-align="none">
        <loext:background-complex-color loext:theme-type="dark1" loext:color-type="theme"/>
      </style:table-cell-properties>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2" style:family="table-cell" style:parent-style-name="Default">
      <style:table-cell-properties fo:background-color="#ffe5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3" style:family="table-cell" style:parent-style-name="Default">
      <style:table-cell-properties fo:background-color="#fff2cc"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T1" style:family="text">
      <style:text-properties fo:color="#000000" style:font-name="Roboto, sans-serif" fo:font-size="10pt" fo:font-weight="normal" style:text-underline-style="none" style:text-underline-color="font-color" style:text-line-through-type="none" fo:font-style="normal" style:text-outline="false" fo:text-shadow="none" style:text-position="0% 100%" style:font-name-complex="Roboto, sans-serif" style:font-size-asian="10pt" style:font-size-complex="10pt" style:font-weight-asian="normal" style:font-weight-complex="normal" style:font-style-asian="normal" style:font-style-complex="normal"/>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ff0000"/>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b45f06"/>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6381" table:default-cell-style-name="Default"/>
        <table:table-row table:style-name="ro1">
          <table:table-cell table:style-name="ce1" office:value-type="string" calcext:value-type="string">
            <text:p>Amp Modelers</text:p>
          </table:table-cell>
          <table:table-cell table:style-name="ce10"/>
          <table:table-cell table:style-name="ce19"/>
          <table:table-cell table:style-name="ce27"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28" table:number-columns-repeated="23"/>
          <table:table-cell table:number-columns-repeated="16358"/>
        </table:table-row>
        <table:table-row table:style-name="ro2">
          <table:table-cell table:style-name="ce3" office:value-type="string" calcext:value-type="string">
            <text:p>Ace</text:p>
          </table:table-cell>
          <table:table-cell table:style-name="ce12" office:value-type="string" calcext:value-type="string">
            <text:p><text:a xlink:href="https://www.pluginboutique.com/product/2-Effects/18-Amp-Simulator/1433-Ace" xlink:type="simple">https://www.pluginboutique.com/product/2-Effects/18-Amp-Simulator/1433-Ace</text:a></text:p>
          </table:table-cell>
          <table:table-cell table:style-name="ce21" office:value-type="string" calcext:value-type="string">
            <text:p>This sounds like a little old yellow practice amp I used to have. <text:s/>I love the sound of this one. **Edit** I have found that this amp modeler is excellent for vocal applications. <text:s/>You can get a very good vocal distortion with this; I've used it on many track vox.</text:p>
          </table:table-cell>
          <table:table-cell table:number-columns-repeated="16381"/>
        </table:table-row>
        <table:table-row table:style-name="ro2">
          <table:table-cell table:style-name="ce3" office:value-type="string" calcext:value-type="string">
            <text:p>Amped Roots</text:p>
          </table:table-cell>
          <table:table-cell table:style-name="ce12" office:value-type="string" calcext:value-type="string">
            <text:p><text:a xlink:href="https://ml-sound-lab.com/products/amped-roots" xlink:type="simple">https://ml-sound-lab.com/products/amped-roots</text:a></text:p>
          </table:table-cell>
          <table:table-cell table:style-name="ce21" office:value-type="string" calcext:value-type="string">
            <text:p>This one sounds great. <text:s/>Wide range of usable clean and distorted amp tones. <text:s/>It appears to try to model a Marshall JCM 800 or 900, but doesn't officially say so. <text:s/>If you want that sound, this one works well. <text:s/>**Edit** apparently the free license expires. <text:s/>I no longer use this.</text:p>
          </table:table-cell>
          <table:table-cell table:number-columns-repeated="16381"/>
        </table:table-row>
        <table:table-row table:style-name="ro3">
          <table:table-cell table:style-name="ce3" office:value-type="string" calcext:value-type="string">
            <text:p>LeCto</text:p>
          </table:table-cell>
          <table:table-cell table:style-name="ce12" office:value-type="string" calcext:value-type="string">
            <text:p><text:a xlink:href="https://plugins4free.com/plugin/960/" xlink:type="simple">https://plugins4free.com/plugin/960/</text:a></text:p>
          </table:table-cell>
          <table:table-cell table:style-name="ce21" office:value-type="string" calcext:value-type="string">
            <text:p>This guitar amp plugin is...distinct. <text:s/>I'll be honest, I do not really like the way this thing sounds. <text:s/>Maybe it is just not what I think of when I think guitar tones, but I find it to be brittle and tinny, with little character in the low-mid and lows. <text:s/>It might be useful as a specialty effect, perhaps on an instrument other than guitar. <text:s/>I'll come back and add more comments if I ever use it.</text:p>
          </table:table-cell>
          <table:table-cell table:number-columns-repeated="16381"/>
        </table:table-row>
        <table:table-row table:style-name="ro4">
          <table:table-cell table:style-name="ce3" office:value-type="string" calcext:value-type="string">
            <text:p>Audiority L12X</text:p>
          </table:table-cell>
          <table:table-cell table:style-name="ce12" office:value-type="string" calcext:value-type="string">
            <text:p><text:a xlink:href="https://www.audiority.com/shop/l12x-solid-state-amplifier/#getitfree" xlink:type="simple">https://www.audiority.com/shop/l12x-solid-state-amplifier/#getitfree</text:a></text:p>
          </table:table-cell>
          <table:table-cell table:style-name="ce21" office:value-type="string" calcext:value-type="string">
            <text:p>This is a superb model of a vintage 1980's Marshall solid state amplifier. <text:s/>If you are looking for that signature full, smooth Marshall distortion tone, then this plugin is perfect. <text:s/>Simple controls, just like the original amp head. <text:s/>I have only just started using it, but I know it will become one of my staples for guitar tone. <text:s/>**Edit** Yes, indeed! <text:s/>I use this quite frequently now, especially when doubling guitar tracks and blending this with other amp models.</text:p>
          </table:table-cell>
          <table:table-cell table:number-columns-repeated="16381"/>
        </table:table-row>
        <table:table-row table:style-name="ro5">
          <table:table-cell table:style-name="ce3" office:value-type="string" calcext:value-type="string">
            <text:p>BC Free Amp</text:p>
          </table:table-cell>
          <table:table-cell table:style-name="ce12" office:value-type="string" calcext:value-type="string">
            <text:p><text:a xlink:href="https://www.bluecataudio.com/Products/Product_FreeAmp/" xlink:type="simple">https://www.bluecataudio.com/Products/Product_FreeAmp/</text:a></text:p>
          </table:table-cell>
          <table:table-cell table:style-name="ce21" office:value-type="string" calcext:value-type="string">
            <text:p>I love this one, and have used it on almost every recording I've done so far. <text:s/>3 different fully modeled amps, they sound amazing. <text:s/></text:p>
          </table:table-cell>
          <table:table-cell table:number-columns-repeated="16381"/>
        </table:table-row>
        <table:table-row table:style-name="ro6">
          <table:table-cell table:style-name="ce3" office:value-type="string" calcext:value-type="string">
            <text:p>BOD</text:p>
          </table:table-cell>
          <table:table-cell table:style-name="ce12" office:value-type="string" calcext:value-type="string">
            <text:p><text:a xlink:href="https://www.tseaudio.com/software/tseBOD" xlink:type="simple">https://www.tseaudio.com/software/tseBOD</text:a></text:p>
          </table:table-cell>
          <table:table-cell table:style-name="ce21" office:value-type="string" calcext:value-type="string">
            <text:p>This is a model of a Sans-Amp bass DI. <text:s/>Sounds exactly like it.</text:p>
          </table:table-cell>
          <table:table-cell table:number-columns-repeated="16381"/>
        </table:table-row>
        <table:table-row table:style-name="ro4">
          <table:table-cell table:style-name="ce3" office:value-type="string" calcext:value-type="string">
            <text:p>Guitar Rig 6</text:p>
          </table:table-cell>
          <table:table-cell table:style-name="ce12" office:value-type="string" calcext:value-type="string">
            <text:p><text:a xlink:href="https://www.native-instruments.com/en/products/komplete/guitar/guitar-rig-6-player/" xlink:type="simple">https://www.native-instruments.com/en/products/komplete/guitar/guitar-rig-6-player/</text:a></text:p>
          </table:table-cell>
          <table:table-cell table:style-name="ce21" office:value-type="string" calcext:value-type="string">
            <text:p>This was one of my favorite amp rigs. <text:s/>It has one amp, but a complete effects chain to go with it. <text:s/>This thing sounds incredible. <text:s/>I used to use it on every recording. <text:s/>You might need to make a free Native Instruments account to download it, but its worth it. **Edit** I have personally moved away from this one, but would still recommend it, if only for the built-in effects that are included. <text:s/>The envelope filter is particularly easy to get good settings on.</text:p>
          </table:table-cell>
          <table:table-cell table:number-columns-repeated="16381"/>
        </table:table-row>
        <table:table-row table:style-name="ro2">
          <table:table-cell table:style-name="ce3" office:value-type="string" calcext:value-type="string">
            <text:p>AmpLion Free</text:p>
          </table:table-cell>
          <table:table-cell table:style-name="ce12" office:value-type="string" calcext:value-type="string">
            <text:p><text:a xlink:href="https://shop.audified.com/pages/amplion-free?utm_source=google&amp;utm_medium=cpc&amp;utm_campaign=dynamicsearch&amp;gclid=Cj0KCQiAweaNBhDEARIsAJ5hwbfuNbrC7A6MZEu18wJejc3T1O0AcA2EKumuPAKlWO9f7xbjKUwbaFYaAntdEALw_wcB" xlink:type="simple">https://shop.audified.com/pages/amplion-free?utm_source=google&amp;utm_medium=cpc&amp;utm_campaign=dynamicsearch&amp;gclid=Cj0KCQiAweaNBhDEARIsAJ5hwbfuNbrC7A6MZEu18wJejc3T1O0AcA2EKumuPAKlWO9f7xbjKUwbaFYaAntdEALw_wcB</text:a></text:p>
          </table:table-cell>
          <table:table-cell table:style-name="ce21" office:value-type="string" calcext:value-type="string">
            <text:p>This plugin is friggin awesome. <text:s/>There are 3 full featured amp models that all sound great. <text:s/>BUT, the thing that makes this one especially cool is you can change the mic placement on the cabinets. <text:s/>It does mono or stereo micing too. <text:s/>It really gives you a ton of control for DI guitars.</text:p>
          </table:table-cell>
          <table:table-cell table:number-columns-repeated="16381"/>
        </table:table-row>
        <table:table-row table:style-name="ro2">
          <table:table-cell table:style-name="ce3" office:value-type="string" calcext:value-type="string">
            <text:p>Ignite Emmisary</text:p>
          </table:table-cell>
          <table:table-cell table:style-name="ce12" office:value-type="string" calcext:value-type="string">
            <text:p><text:a xlink:href="https://www.stltones.com/products/stl-ignite-emissary-plug-in-bundle" xlink:type="simple">https://www.stltones.com/products/stl-ignite-emissary-plug-in-bundle</text:a></text:p>
          </table:table-cell>
          <table:table-cell table:style-name="ce21" office:value-type="string" calcext:value-type="string">
            <text:p>This has 3 amp models that all sound great. <text:s/>They are very modern sounding; like 80's and 90's rock amp <text:s/>sounds. <text:s/>They can be huge though, if you need a giant distortion sound try this one. <text:s/>It's like super-hot valves going insane.</text:p>
          </table:table-cell>
          <table:table-cell table:number-columns-repeated="16381"/>
        </table:table-row>
        <table:table-row table:style-name="ro7">
          <table:table-cell table:style-name="ce3" office:value-type="string" calcext:value-type="string">
            <text:p>Amplifikation Lite</text:p>
          </table:table-cell>
          <table:table-cell table:style-name="ce12" office:value-type="string" calcext:value-type="string">
            <text:p><text:a xlink:href="https://www.kuassa.com/products/amplifikation-lite/" xlink:type="simple">https://www.kuassa.com/products/amplifikation-lite/</text:a></text:p>
          </table:table-cell>
          <table:table-cell table:style-name="ce21" office:value-type="string" calcext:value-type="string">
            <text:p>This is a nice simulated guitar amp with three channels and optional cab emulation. <text:s/>It sounds quite good so far, sounds unique enough that it is worth keeping along side the other plugins on this list. <text:s/>It is not trying to sound "like" some famous amp, it is its own sound so far as I can tell, and it does sound good.</text:p>
          </table:table-cell>
          <table:table-cell table:number-columns-repeated="16381"/>
        </table:table-row>
        <table:table-row table:style-name="ro2">
          <table:table-cell table:style-name="ce3" office:value-type="string" calcext:value-type="string">
            <text:p>Bass Deluxe</text:p>
          </table:table-cell>
          <table:table-cell table:style-name="ce12" office:value-type="string" calcext:value-type="string">
            <text:p><text:a xlink:href="https://plugins4free.com/plugin/3187/" xlink:type="simple">https://plugins4free.com/plugin/3187/</text:a></text:p>
          </table:table-cell>
          <table:table-cell table:style-name="ce21" office:value-type="string" calcext:value-type="string">
            <text:p>A free bass amp plugin that has multiple channels, and a variety of cabinet combinations. <text:s/>It also has built in compression, if you are looking for that. <text:s/>I will add more comments after I've used it more. **Edit** I am not personally fond of this. <text:s/>Try it and see for yourself.</text:p>
          </table:table-cell>
          <table:table-cell table:number-columns-repeated="16381"/>
        </table:table-row>
        <table:table-row table:style-name="ro8">
          <table:table-cell table:style-name="ce3" office:value-type="string" calcext:value-type="string">
            <text:p>IVGI</text:p>
          </table:table-cell>
          <table:table-cell table:style-name="ce12" office:value-type="string" calcext:value-type="string">
            <text:p><text:a xlink:href="https://klanghelm.com/contents/products/IVGI.php" xlink:type="simple">https://klanghelm.com/contents/products/IVGI.php</text:a></text:p>
          </table:table-cell>
          <table:table-cell table:style-name="ce21" office:value-type="string" calcext:value-type="string">
            <text:p>I had a problem trying to get this one installed and working properly. <text:s/>I will add notes when I get this working and try it out. <text:s/>I do know that I love Analog Obsessions' plugins, so it is probably going to be good.</text:p>
          </table:table-cell>
          <table:table-cell table:number-columns-repeated="16381"/>
        </table:table-row>
        <table:table-row table:style-name="ro9">
          <table:table-cell table:style-name="ce4" office:value-type="string" calcext:value-type="string">
            <text:p>PreBOX</text:p>
          </table:table-cell>
          <table:table-cell table:style-name="ce13" office:value-type="string" calcext:value-type="string">
            <text:p><text:a xlink:href="https://freevstplugins.net/analog-obsession-prebox/" xlink:type="simple">https://freevstplugins.net/analog-obsession-prebox/</text:a></text:p>
          </table:table-cell>
          <table:table-cell table:style-name="ce22" office:value-type="string" calcext:value-type="string">
            <text:p>This is not a guitar amp modeler, but a tube preamp modeler. <text:s/>I friggin LOVE this thing. There are 11 different tubes modeled, and there is input and output gain, plus HPF and LPF. <text:s/>Can be used to saturate anything at any point in an effects chain, or just distort vocals or whatever. <text:s/>Adds warmth to DI too. <text:s/>Love it. <text:s/>**Edit** I have come to rely on and use this one heavily. <text:s/>It is just too versatile; every tube model sounds amazing. <text:s/>If you are recording direct with anything, you should consider this tool in the signal chain at some point. <text:s/>**Edit** Yes, I cannot recommend this stronly enough. <text:s/>It is amazing.</text:p>
          </table:table-cell>
          <table:table-cell table:style-name="ce29" table:number-columns-repeated="23"/>
          <table:table-cell table:number-columns-repeated="16358"/>
        </table:table-row>
        <table:table-row table:style-name="ro5">
          <table:table-cell table:style-name="ce4" office:value-type="string" calcext:value-type="string">
            <text:p>Eminence Channel Strip</text:p>
          </table:table-cell>
          <table:table-cell table:style-name="ce13" office:value-type="string" calcext:value-type="string">
            <text:p><text:a xlink:href="https://www.acustica-audio.com/pages/specials/eminence" xlink:type="simple">https://www.acustica-audio.com/pages/specials/eminence</text:a></text:p>
          </table:table-cell>
          <table:table-cell table:style-name="ce22" office:value-type="string" calcext:value-type="string">
            <text:p>A fully realized model of an Eminence channel strip with everything that comes with it, EQ, gains, etc. <text:s/>I have yet to really explore this. <text:s/>More notes to come.</text:p>
          </table:table-cell>
          <table:table-cell table:style-name="ce29" table:number-columns-repeated="23"/>
          <table:table-cell table:number-columns-repeated="16358"/>
        </table:table-row>
        <table:table-row table:style-name="ro10">
          <table:table-cell table:style-name="ce4" office:value-type="string" calcext:value-type="string">
            <text:p>Valvola</text:p>
          </table:table-cell>
          <table:table-cell table:style-name="ce14" office:value-type="string" calcext:value-type="string">
            <text:p><text:a xlink:href="https://www.hornetplugins.com/plugins/hornet-valvola/" xlink:type="simple">https://www.hornetplugins.com/plugins/hornet-valvola/</text:a></text:p>
          </table:table-cell>
          <table:table-cell table:style-name="ce22" office:value-type="string" calcext:value-type="string">
            <text:p>This plugin models about a dozen different vacuum tubes. <text:s/>You can select the tube type, and the amount to which it is driven. <text:s/>It is simple and perfect. <text:s/>You can string them together in a channel to reproduce any combination of power and output tubes, so you can make any number of real or imaginary amp models from this. <text:s/>It really is an amazing plugin for clean amplification, or adding warmth, or adding full on overdrive. <text:s/>Amazing. <text:s/>Make the free account and download it for free.</text:p>
          </table:table-cell>
          <table:table-cell table:style-name="ce29" table:number-columns-repeated="23"/>
          <table:table-cell table:number-columns-repeated="16358"/>
        </table:table-row>
        <table:table-row table:style-name="ro6">
          <table:table-cell table:style-name="ce4" office:value-type="string" calcext:value-type="string">
            <text:p>PREDD</text:p>
          </table:table-cell>
          <table:table-cell table:style-name="ce14" office:value-type="string" calcext:value-type="string">
            <text:p><text:a xlink:href="https://plugins4free.com/plugin/3575/" xlink:type="simple">https://plugins4free.com/plugin/3575/</text:a></text:p>
          </table:table-cell>
          <table:table-cell table:style-name="ce22" office:value-type="string" calcext:value-type="string">
            <text:p>Another modeled vintage tube mic preamp with full features.</text:p>
          </table:table-cell>
          <table:table-cell table:style-name="ce29" table:number-columns-repeated="23"/>
          <table:table-cell table:number-columns-repeated="16358"/>
        </table:table-row>
        <table:table-row table:style-name="ro7">
          <table:table-cell table:style-name="ce4" office:value-type="string" calcext:value-type="string">
            <text:p>Frank CS</text:p>
          </table:table-cell>
          <table:table-cell table:style-name="ce14" office:value-type="string" calcext:value-type="string">
            <text:p><text:a xlink:href="https://bedroomproducersblog.com/2022/10/20/frankcs-analog-obsession/" xlink:type="simple">https://bedroomproducersblog.com/2022/10/20/frankcs-analog-obsession/</text:a></text:p>
          </table:table-cell>
          <table:table-cell table:style-name="ce22" office:value-type="string" calcext:value-type="string">
            <text:p>A beautiful channel strip model. <text:s/>The Frank is like "Frankenstein" as in this is a combination of models from various famous analog mixers and components. <text:s/>It is all put together into a complete input channel with eq', compressors, you name it. <text:s/>An awesome plugin to get for free!</text:p>
          </table:table-cell>
          <table:table-cell table:style-name="ce29" table:number-columns-repeated="23"/>
          <table:table-cell table:number-columns-repeated="16358"/>
        </table:table-row>
        <table:table-row table:style-name="ro1">
          <table:table-cell table:style-name="ce5" office:value-type="string" calcext:value-type="string">
            <text:p>Compressors</text:p>
          </table:table-cell>
          <table:table-cell table:style-name="ce10"/>
          <table:table-cell table:style-name="ce19"/>
          <table:table-cell table:style-name="ce27"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28" table:number-columns-repeated="23"/>
          <table:table-cell table:number-columns-repeated="16358"/>
        </table:table-row>
        <table:table-row table:style-name="ro2">
          <table:table-cell table:style-name="ce3" office:value-type="string" calcext:value-type="string">
            <text:p>FRONTIER</text:p>
          </table:table-cell>
          <table:table-cell table:style-name="ce12" office:value-type="string" calcext:value-type="string">
            <text:p><text:a xlink:href="https://d16.pl/frontier" xlink:type="simple">https://d16.pl/frontier</text:a></text:p>
          </table:table-cell>
          <table:table-cell table:style-name="ce21" office:value-type="string" calcext:value-type="string">
            <text:p>This compressor is awesome. <text:s/>It can be transparent, or it can pump. <text:s/>Easy to control this one as well. <text:s/>Also can be used as a leveling amp. <text:s/>**Edit** I personally lean toward using this one as a leveling amp, as the controls are somewhat limited.</text:p>
          </table:table-cell>
          <table:table-cell table:number-columns-repeated="16381"/>
        </table:table-row>
        <table:table-row table:style-name="ro5">
          <table:table-cell table:style-name="ce3" office:value-type="string" calcext:value-type="string">
            <text:p>LALA Leveling Amplifier</text:p>
          </table:table-cell>
          <table:table-cell table:style-name="ce12" office:value-type="string" calcext:value-type="string">
            <text:p><text:a xlink:href="https://plugins4free.com/plugin/3221/" xlink:type="simple">https://plugins4free.com/plugin/3221/</text:a></text:p>
          </table:table-cell>
          <table:table-cell table:style-name="ce21" office:value-type="string" calcext:value-type="string">
            <text:p>This is a model of a Teletronix LA-2A optical limiter. <text:s/>I use this all over the place, instruments, vocals, and even main mix bus. <text:s/>It is super transparent, you can use it anywhere.</text:p>
          </table:table-cell>
          <table:table-cell table:number-columns-repeated="16381"/>
        </table:table-row>
        <table:table-row table:style-name="ro5">
          <table:table-cell table:style-name="ce3" office:value-type="string" calcext:value-type="string">
            <text:p>MJUCjr</text:p>
          </table:table-cell>
          <table:table-cell table:style-name="ce12" office:value-type="string" calcext:value-type="string">
            <text:p><text:a xlink:href="https://m-audio.com/account/software-instructions" xlink:type="simple">https://m-audio.com/account/software-instructions</text:a></text:p>
          </table:table-cell>
          <table:table-cell table:style-name="ce21" office:value-type="string" calcext:value-type="string">
            <text:p>My goodness, this is an amazing free version of a modeled tube compressor. <text:s/>It sounds perfect. <text:s/>If you want tube compression sound, this is it.</text:p>
          </table:table-cell>
          <table:table-cell table:number-columns-repeated="16381"/>
        </table:table-row>
        <table:table-row table:style-name="ro3">
          <table:table-cell table:style-name="ce3" office:value-type="string" calcext:value-type="string">
            <text:p>RoughRider3</text:p>
          </table:table-cell>
          <table:table-cell table:style-name="ce12" office:value-type="string" calcext:value-type="string">
            <text:p><text:a xlink:href="https://www.audiodamage.com/pages/free-downloads" xlink:type="simple">https://www.audiodamage.com/pages/free-downloads</text:a></text:p>
          </table:table-cell>
          <table:table-cell table:style-name="ce21" office:value-type="string" calcext:value-type="string">
            <text:p>I use this compressor in every mix. <text:s/>It can be subtle, and it can PUMP super hard. <text:s/>I love this thing. Makes drums and bass pop like crazy if you want, or it can be practically invisible. <text:s/>HPF on it too. <text:s/>**Edit** this is my go-to compressor for making drums pump and pop hard. <text:s/>It can be dialed up so aggressively that it can really smash anthing you throw at it. <text:s/>A very musical compressor.</text:p>
          </table:table-cell>
          <table:table-cell table:number-columns-repeated="16381"/>
        </table:table-row>
        <table:table-row table:style-name="ro2">
          <table:table-cell table:style-name="ce3" office:value-type="string" calcext:value-type="string">
            <text:p>SUPERCHARGER</text:p>
          </table:table-cell>
          <table:table-cell table:style-name="ce12" office:value-type="string" calcext:value-type="string">
            <text:p><text:a xlink:href="https://www.native-instruments.com/en/products/komplete/effects/supercharger/" xlink:type="simple">https://www.native-instruments.com/en/products/komplete/effects/supercharger/</text:a></text:p>
          </table:table-cell>
          <table:table-cell table:style-name="ce21" office:value-type="string" calcext:value-type="string">
            <text:p>A killer tube compressor model from Native Instruments. <text:s/>You'll need the NI account, but this is a very good sounding tube compressor with simple controls. <text:s/>Its like a one-knob "make it sound good" kind of box. <text:s/>Can control loud vocals easily with this.</text:p>
          </table:table-cell>
          <table:table-cell table:number-columns-repeated="16381"/>
        </table:table-row>
        <table:table-row table:style-name="ro2">
          <table:table-cell table:style-name="ce3" office:value-type="string" calcext:value-type="string">
            <text:p>TDR Molotok</text:p>
          </table:table-cell>
          <table:table-cell table:style-name="ce12" office:value-type="string" calcext:value-type="string">
            <text:p><text:a xlink:href="https://www.tokyodawn.net/tdr-molotok/" xlink:type="simple">https://www.tokyodawn.net/tdr-molotok/</text:a></text:p>
          </table:table-cell>
          <table:table-cell table:style-name="ce21" office:value-type="string" calcext:value-type="string">
            <text:p>A highly musical compressor with lots of available gain boost and a very good HPF. <text:s/>I use this all over the place; guitars, bass, vocals mainly. **Edit** I personally have stopped using this, but my initial comments stand, a really excellent compressor with an easy interface.</text:p>
          </table:table-cell>
          <table:table-cell table:number-columns-repeated="16381"/>
        </table:table-row>
        <table:table-row table:style-name="ro11">
          <table:table-cell table:style-name="ce6" office:value-type="string" calcext:value-type="string">
            <text:p>Buster</text:p>
          </table:table-cell>
          <table:table-cell table:style-name="ce12" office:value-type="string" calcext:value-type="string">
            <text:p><text:a xlink:href="https://plugins4free.com/plugin/3215/" xlink:type="simple">https://plugins4free.com/plugin/3215/</text:a></text:p>
          </table:table-cell>
          <table:table-cell table:style-name="ce23" office:value-type="string" calcext:value-type="string">
            <text:p><text:span text:style-name="T1">BUSTERse is a classic console compressor with extra filter and transient sidechain options to dominate whole signal.  Another awesome compressor from Analog Obsession. **Edit: I've been using this across the mix bus and it is extremely good for final mix compression; it can really squash things together and even out a mix if you need it to.  Excellent plugin.  **Edit** I have used this on every mix now for at least the last year.  It is a great mix bus compressor.  Be careful, it is quite responsive and can really slam a mix down.</text:span></text:p>
          </table:table-cell>
          <table:table-cell table:style-name="ce6" table:number-columns-repeated="23"/>
          <table:table-cell table:number-columns-repeated="16358"/>
        </table:table-row>
        <table:table-row table:style-name="ro12">
          <table:table-cell table:style-name="ce6" office:value-type="string" calcext:value-type="string">
            <text:p>Dynasaur</text:p>
          </table:table-cell>
          <table:table-cell table:style-name="ce12" office:value-type="string" calcext:value-type="string">
            <text:p><text:a xlink:href="https://plugins4free.com/plugin/3086/" xlink:type="simple">https://plugins4free.com/plugin/3086/</text:a></text:p>
          </table:table-cell>
          <table:table-cell table:style-name="ce23" office:value-type="string" calcext:value-type="string">
            <text:p>This is a great multiband compressor. <text:s/>It has 5 bands, low, low mid, mid, high mid, high. <text:s/>Each band has fully adjustable parameters (attack, release, threshold, gain boost/reduce, frequency center and witdth too). <text:s/>It has a hugely variable range of gain reduction. <text:s/>There are meters for each band too, but I would suggest using your ears on this one as it is a really powerful compressor. <text:s/></text:p>
          </table:table-cell>
          <table:table-cell table:style-name="ce6" table:number-columns-repeated="23"/>
          <table:table-cell table:number-columns-repeated="16358"/>
        </table:table-row>
        <table:table-row table:style-name="ro13">
          <table:table-cell table:style-name="ce6" office:value-type="string" calcext:value-type="string">
            <text:p>Dirty LA</text:p>
          </table:table-cell>
          <table:table-cell table:style-name="ce12" office:value-type="string" calcext:value-type="string">
            <text:p><text:a xlink:href="https://bedroomproducersblog.com/free-vst-plugins/bpb-dirty-la/" xlink:type="simple">https://bedroomproducersblog.com/free-vst-plugins/bpb-dirty-la/</text:a></text:p>
          </table:table-cell>
          <table:table-cell table:style-name="ce23" office:value-type="string" calcext:value-type="string">
            <text:p>A not-really-a-model of an LA-2A optical compressor. <text:s/>It also has a knob that let's you add "dirt", which is a sort of overdriven effect if you want it. <text:s/>It can also be switched to limiter mode. <text:s/>It works well as a compressor/limiter and can be pretty transparent. <text:s/>I don't recommend the "dirt" though. <text:s/>Add to taste.</text:p>
          </table:table-cell>
          <table:table-cell table:style-name="ce6" table:number-columns-repeated="23"/>
          <table:table-cell table:number-columns-repeated="16358"/>
        </table:table-row>
        <table:table-row table:style-name="ro14">
          <table:table-cell table:style-name="ce6" office:value-type="string" calcext:value-type="string">
            <text:p>Comper</text:p>
          </table:table-cell>
          <table:table-cell table:style-name="ce12" office:value-type="string" calcext:value-type="string">
            <text:p><text:a xlink:href="https://www.patreon.com/posts/comper-74729047" xlink:type="simple">https://www.patreon.com/posts/comper-74729047</text:a></text:p>
          </table:table-cell>
          <table:table-cell table:style-name="ce23" office:value-type="string" calcext:value-type="string">
            <text:p>A unique plugin that has 2 compressors in series with one another, both able to be switched between modeling modes: FET, VCA, and Optical. <text:s/>I just got this and havent used it yet, but I will update this entry soon. **Edit** I am now in love with this plugin. <text:s/>Chaining compressors is something I already do, so having 2 in series in a single plugin is great just for that. <text:s/>The unique thing about this is that the three modes can all be activated simultaneously, or in pairs too. <text:s/>The output is the average of the signals. <text:s/>So, you could have the first comp be the average of the FET and OPTO, then the second VCA and OPTO, or all three, etc. <text:s/>Hugely powerful and very transparent for controlling something like a bass track that goes back/forth between fingerstyle and slap/pop. <text:s/>Lots of dynamic control. <text:s/>**Edit**. Get this. <text:s text:c="2"/>It is such a powerful tool for dynamics control. <text:s/>I now use it on every recording. <text:s/>If you do any chaining of compression/expansion, having the two blendable modelers in series just simplifies things, while giving you so many options for the way the two of them stack. <text:s/>Just an amazing tool for free.</text:p>
          </table:table-cell>
          <table:table-cell table:style-name="ce6" table:number-columns-repeated="23"/>
          <table:table-cell table:number-columns-repeated="16358"/>
        </table:table-row>
        <table:table-row table:style-name="ro1">
          <table:table-cell table:style-name="ce6" office:value-type="string" calcext:value-type="string">
            <text:p>DC1A3</text:p>
          </table:table-cell>
          <table:table-cell table:style-name="ce12" office:value-type="string" calcext:value-type="string">
            <text:p><text:a xlink:href="https://klanghelm.com/contents/products/DC1A.php" xlink:type="simple">https://klanghelm.com/contents/products/DC1A.php</text:a></text:p>
          </table:table-cell>
          <table:table-cell table:style-name="ce23" office:value-type="string" calcext:value-type="string">
            <text:p>I haven't used this yet. <text:s/>Notes to come after I do.</text:p>
          </table:table-cell>
          <table:table-cell table:style-name="ce6" table:number-columns-repeated="23"/>
          <table:table-cell table:number-columns-repeated="16358"/>
        </table:table-row>
        <table:table-row table:style-name="ro15">
          <table:table-cell table:style-name="ce6" office:value-type="string" calcext:value-type="string">
            <text:p>dBComp</text:p>
          </table:table-cell>
          <table:table-cell table:style-name="ce12" office:value-type="string" calcext:value-type="string">
            <text:p><text:a xlink:href="https://plugins4free.com/plugin/3567/" xlink:type="simple">https://plugins4free.com/plugin/3567/</text:a></text:p>
          </table:table-cell>
          <table:table-cell table:style-name="ce23" office:value-type="string" calcext:value-type="string">
            <text:p>A leveling amp/maximizer that is supposed to be optimized for drum and vocal applications. <text:s/>It is from Analog Obsession, and I love all of their other plugins that I've tried. <text:s/>I will definitely be trying this out immediately and will add notes. **Edit** this is an excellent tool from Analog Obsession. <text:s/>I have now tried it on drums and vocals and the leveling, when set properly, is controlled and transparent. <text:s/>This is great and definitely worth having in your arsenal of leveling amps/compressors.</text:p>
          </table:table-cell>
          <table:table-cell table:style-name="ce6" table:number-columns-repeated="23"/>
          <table:table-cell table:number-columns-repeated="16358"/>
        </table:table-row>
        <table:table-row table:style-name="ro16">
          <table:table-cell table:style-name="ce6" office:value-type="string" calcext:value-type="string">
            <text:p>YALA</text:p>
          </table:table-cell>
          <table:table-cell table:style-name="ce12" office:value-type="string" calcext:value-type="string">
            <text:p><text:a xlink:href="https://plugins4free.com/plugin/3031/" xlink:type="simple">https://plugins4free.com/plugin/3031/</text:a></text:p>
          </table:table-cell>
          <table:table-cell table:style-name="ce23" office:value-type="string" calcext:value-type="string">
            <text:p>YALA is a model of a Vari-Mu tube leveling amplifier. <text:s/>This is another one from Analog Obsession, whose plugins are all excellent. <text:s/>I will be trying this out immediately and will add notes.</text:p>
          </table:table-cell>
          <table:table-cell table:style-name="ce6" table:number-columns-repeated="23"/>
          <table:table-cell table:number-columns-repeated="16358"/>
        </table:table-row>
        <table:table-row table:style-name="ro1">
          <table:table-cell table:style-name="ce7" office:value-type="string" calcext:value-type="string">
            <text:p>Reverbs</text:p>
          </table:table-cell>
          <table:table-cell table:style-name="ce10"/>
          <table:table-cell table:style-name="ce19"/>
          <table:table-cell table:style-name="ce27"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28" table:number-columns-repeated="23"/>
          <table:table-cell table:number-columns-repeated="16358"/>
        </table:table-row>
        <table:table-row table:style-name="ro11">
          <table:table-cell table:style-name="ce3" office:value-type="string" calcext:value-type="string">
            <text:p>TAL-Reverb-2</text:p>
          </table:table-cell>
          <table:table-cell table:style-name="ce12" office:value-type="string" calcext:value-type="string">
            <text:p><text:a xlink:href="https://splice.com/plugins/184-tal-reverb-ii-vst-au-by-tal-togu-audio-line?utm_source=google&amp;utm_medium=cpc&amp;utm_campaign=Google_Search_Acquisition_Sounds_Nonbrand_DSA_US.Americas&amp;utm_content=gear&amp;utm_term=&amp;campaignid=665108603&amp;adgroupid=29216849490&amp;adid=141025796095&amp;gclid=Cj0KCQiAweaNBhDEARIsAJ5hwbcozJ4x21ldCAmH-Fb6FN4eGahnY35c6EyhQ8vdjMR_WMyLAuwu5sQaArMnEALw_wcB" xlink:type="simple">https://splice.com/plugins/184-tal-reverb-ii-vst-au-by-tal-togu-audio-line?utm_source=google&amp;utm_medium=cpc&amp;utm_campaign=Google_Search_Acquisition_Sounds_Nonbrand_DSA_US.Americas&amp;utm_content=gear&amp;utm_term=&amp;campaignid=665108603&amp;adgroupid=29216849490&amp;adid=141025796095&amp;gclid=Cj0KCQiAweaNBhDEARIsAJ5hwbcozJ4x21ldCAmH-Fb6FN4eGahnY35c6EyhQ8vdjMR_WMyLAuwu5sQaArMnEALw_wcB</text:a></text:p>
          </table:table-cell>
          <table:table-cell table:style-name="ce21" office:value-type="string" calcext:value-type="string">
            <text:p>From what I can tell this models a plate reverb and it sounds amazing. <text:s/>This can sound huge and full, or subtle and close. <text:s/>I use this all over the place. <text:s/>I use it on my digital drums all the time to give them some life. <text:s/>Vocals too, this can sound like a huge space. <text:s/>**Edit** I rely heavily on this plugin for reverb that sounds "real". <text:s/>The controls are so powerful that you can create a convincing sound field from anything like a bathroom to a stadium. <text:s/>If I had to pick only one reverb to use forever, it would be this one. <text:s/></text:p>
          </table:table-cell>
          <table:table-cell table:number-columns-repeated="16381"/>
        </table:table-row>
        <table:table-row table:style-name="ro5">
          <table:table-cell table:style-name="ce3" office:value-type="string" calcext:value-type="string">
            <text:p>TAL-Reverb-4</text:p>
          </table:table-cell>
          <table:table-cell table:style-name="ce12" office:value-type="string" calcext:value-type="string">
            <text:p><text:a xlink:href="https://tal-software.com/products/tal-reverb-4" xlink:type="simple">https://tal-software.com/products/tal-reverb-4</text:a></text:p>
          </table:table-cell>
          <table:table-cell table:style-name="ce21" office:value-type="string" calcext:value-type="string">
            <text:p>This reverb models a modulated vintage reverb sound. <text:s/>It is very nice and very natural sounding from small to large reverb sounds. <text:s/></text:p>
          </table:table-cell>
          <table:table-cell table:number-columns-repeated="16381"/>
        </table:table-row>
        <table:table-row table:style-name="ro11">
          <table:table-cell table:style-name="ce3" office:value-type="string" calcext:value-type="string">
            <text:p>Room041</text:p>
          </table:table-cell>
          <table:table-cell table:style-name="ce12" office:value-type="string" calcext:value-type="string">
            <text:p><text:a xlink:href="https://www.patreon.com/posts/room041-55993203" xlink:type="simple">https://www.patreon.com/posts/room041-55993203</text:a></text:p>
          </table:table-cell>
          <table:table-cell table:style-name="ce21" office:value-type="string" calcext:value-type="string">
            <text:p>This is another amazing free plugin from Analog Obsession. <text:s/>This can produce beautiful lush reverb sounds that can sound like either plate or room reverbs. <text:s/>It is unique in that it has a preamp drive knob, which most reverbs do not have. <text:s/>Also HPF, and post-reverb EQs. <text:s/>Very nice for free. <text:s/>**Edit** Yes, I love this reverb now. <text:s/>It works very well for modeling a "hard wall" space. <text:s/>You can easily make something sound like it is in a large tiled bathroom, or like a parking garage or something. <text:s/>Very unique with the built in eq. too.</text:p>
          </table:table-cell>
          <table:table-cell table:number-columns-repeated="16381"/>
        </table:table-row>
        <table:table-row table:style-name="ro6">
          <table:table-cell table:style-name="ce3" office:value-type="string" calcext:value-type="string">
            <text:p>Devilspring</text:p>
          </table:table-cell>
          <table:table-cell table:style-name="ce12" office:value-type="string" calcext:value-type="string">
            <text:p><text:a xlink:href="https://lostin70s.com/plugins/DevilSpring" xlink:type="simple">https://lostin70s.com/plugins/DevilSpring</text:a></text:p>
          </table:table-cell>
          <table:table-cell table:style-name="ce21" office:value-type="string" calcext:value-type="string">
            <text:p>Excellent multi-cab modeled spring reverb. <text:s/>I'll be getting a lot of use out of this one going forward.</text:p>
          </table:table-cell>
          <table:table-cell table:number-columns-repeated="16381"/>
        </table:table-row>
        <table:table-row table:style-name="ro2">
          <table:table-cell table:style-name="ce4" office:value-type="string" calcext:value-type="string">
            <text:p>Valhalla Supermassive</text:p>
          </table:table-cell>
          <table:table-cell table:style-name="ce13" office:value-type="string" calcext:value-type="string">
            <text:p><text:a xlink:href="https://valhalladsp.com/shop/reverb/valhalla-supermassive/" xlink:type="simple">https://valhalladsp.com/shop/reverb/valhalla-supermassive/</text:a></text:p>
          </table:table-cell>
          <table:table-cell table:style-name="ce22" office:value-type="string" calcext:value-type="string">
            <text:p>I'm putting this in reverb, but it is principally a delay. <text:s/>But it is so widely and variously adjustable that is does both things amazingly well. <text:s/>It can make the most beautiful, musical delays, echoes. reverberations, you name it. <text:s/>This is a MUST HAVE.</text:p>
          </table:table-cell>
          <table:table-cell table:style-name="ce29" table:number-columns-repeated="23"/>
          <table:table-cell table:number-columns-repeated="16358"/>
        </table:table-row>
        <table:table-row table:style-name="ro1">
          <table:table-cell table:style-name="ce4"/>
          <table:table-cell table:style-name="ce15"/>
          <table:table-cell table:style-name="ce22"/>
          <table:table-cell table:style-name="ce29" table:number-columns-repeated="23"/>
          <table:table-cell table:number-columns-repeated="16358"/>
        </table:table-row>
        <table:table-row table:style-name="ro1">
          <table:table-cell table:style-name="ce7" office:value-type="string" calcext:value-type="string">
            <text:p>Pitch Correct / Autotune</text:p>
          </table:table-cell>
          <table:table-cell table:style-name="ce10"/>
          <table:table-cell table:style-name="ce19"/>
          <table:table-cell table:style-name="ce27"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28" table:number-columns-repeated="23"/>
          <table:table-cell table:number-columns-repeated="16358"/>
        </table:table-row>
        <table:table-row table:style-name="ro7">
          <table:table-cell table:style-name="ce3" office:value-type="string" calcext:value-type="string">
            <text:p>Graillon 2</text:p>
          </table:table-cell>
          <table:table-cell table:style-name="ce12" office:value-type="string" calcext:value-type="string">
            <text:p><text:a xlink:href="https://www.auburnsounds.com/products/Graillon.html" xlink:type="simple">https://www.auburnsounds.com/products/Graillon.html</text:a></text:p>
          </table:table-cell>
          <table:table-cell table:style-name="ce21" office:value-type="string" calcext:value-type="string">
            <text:p>This one is very transparrent; will make corrections without the super auto-tune sound. <text:s/>I've actually used this on a bass track and it worked amazingly well too. <text:s/>**Edit** This pitch corrector has won me over. <text:s/>It can be adjusted to sound very natural, or very over-the-top robotic. <text:s/>The full range of control the UI gives you is really excellent.</text:p>
          </table:table-cell>
          <table:table-cell table:number-columns-repeated="16381"/>
        </table:table-row>
        <table:table-row table:style-name="ro10">
          <table:table-cell table:style-name="ce3" office:value-type="string" calcext:value-type="string">
            <text:p>Pitchproof</text:p>
          </table:table-cell>
          <table:table-cell table:style-name="ce12" office:value-type="string" calcext:value-type="string">
            <text:p><text:a xlink:href="https://aegeanmusic.com/pitchproof-specs" xlink:type="simple">https://aegeanmusic.com/pitchproof-specs</text:a></text:p>
          </table:table-cell>
          <table:table-cell table:style-name="ce21" office:value-type="string" calcext:value-type="string">
            <text:p>This one works pretty well. <text:s/>It can definitely be used as a non-transparent effect, so try it and see if it works in a particular mix. <text:s/>**Edit** I recommend NOT using this as pitch correction, but for harmonizing. <text:s/>It has a number of preset harmonies available, or you can choose up to +/- one octave in 1/2 step increments. <text:s/>In that respect, it is a useful tool for coloration and support, but not so much as pitch correction, at least for the things I have tried it on and in. <text:s/>Just my 2 cents here.</text:p>
          </table:table-cell>
          <table:table-cell table:number-columns-repeated="16381"/>
        </table:table-row>
        <table:table-row table:style-name="ro17">
          <table:table-cell table:style-name="ce3" office:value-type="string" calcext:value-type="string">
            <text:p>Voloco</text:p>
          </table:table-cell>
          <table:table-cell table:style-name="ce12" office:value-type="string" calcext:value-type="string">
            <text:p><text:a xlink:href="https://www.tracktion.com/products/waverazor" xlink:type="simple">https://www.tracktion.com/products/waverazor</text:a></text:p>
          </table:table-cell>
          <table:table-cell table:style-name="ce21" office:value-type="string" calcext:value-type="string">
            <text:p><text:span text:style-name="T2">This one makes it very easy to do the way-over-the-top autotune effect.  There is nothing to adjust, it has only 5 presets that vary from "just a little cleaning up pitch" to some really wacky over the top stuff.  You of course input the key you are in, but thats it.  I really like it.  **Edit: this sometimes will glitch out and cause my vocal tracks to no longer have volume control, or otherwise have a constant buzz.  I have had to copy the whole track content to a new track and delete the original and re-do the channel.  When it works, it sounds amazing, but be careful and watch for glitches. **Edit** I recently downloaded the updated version of this and it works great now. Also there are more presets that sound awesome. Definitely worth getting the current version. **Edit** one new weird glitch: when closing my DAW, and re-opening a project, this plugin defaults to the orig. settings.  You have to go back and re-do your settings each time. </text:span><text:span text:style-name="T3">***Edit** no more free version of this I'm afraid.  The new one is amazing, but subscription only and it is $15/month when I checked.  I'll be looking for someone to make a new free one to replace this unfortunately.</text:span></text:p>
          </table:table-cell>
          <table:table-cell table:number-columns-repeated="16381"/>
        </table:table-row>
        <table:table-row table:style-name="ro1">
          <table:table-cell table:style-name="ce7" office:value-type="string" calcext:value-type="string">
            <text:p>VST/ AU Instruments</text:p>
          </table:table-cell>
          <table:table-cell table:style-name="ce10"/>
          <table:table-cell table:style-name="ce19"/>
          <table:table-cell table:style-name="ce27"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28" table:number-columns-repeated="23"/>
          <table:table-cell table:number-columns-repeated="16358"/>
        </table:table-row>
        <table:table-row table:style-name="ro1">
          <table:table-cell table:style-name="ce3" office:value-type="string" calcext:value-type="string">
            <text:p>Aspen Trumpet 1</text:p>
          </table:table-cell>
          <table:table-cell table:style-name="ce12" office:value-type="string" calcext:value-type="string">
            <text:p><text:a xlink:href="https://plugins4free.com/plugin/3321/" xlink:type="simple">https://plugins4free.com/plugin/3321/</text:a></text:p>
          </table:table-cell>
          <table:table-cell table:style-name="ce21" office:value-type="string" calcext:value-type="string">
            <text:p>Sounds pretty good; wide tonal control and reverb.</text:p>
          </table:table-cell>
          <table:table-cell table:number-columns-repeated="16381"/>
        </table:table-row>
        <table:table-row table:style-name="ro6">
          <table:table-cell table:style-name="ce3" office:value-type="string" calcext:value-type="string">
            <text:p>CollaB3</text:p>
          </table:table-cell>
          <table:table-cell table:style-name="ce12" office:value-type="string" calcext:value-type="string">
            <text:p><text:a xlink:href="https://sampleson.com/collab3-free-tonewheel-organ.html" xlink:type="simple">https://sampleson.com/collab3-free-tonewheel-organ.html</text:a></text:p>
          </table:table-cell>
          <table:table-cell table:style-name="ce21" office:value-type="string" calcext:value-type="string">
            <text:p>A perfect model of a Hammond B3 organ w/ working sliders, rotary, and chorus. <text:s/>Beautiful.</text:p>
          </table:table-cell>
          <table:table-cell table:number-columns-repeated="16381"/>
        </table:table-row>
        <table:table-row table:style-name="ro9">
          <table:table-cell table:style-name="ce4" office:value-type="string" calcext:value-type="string">
            <text:p>Spitfire Labs</text:p>
          </table:table-cell>
          <table:table-cell table:style-name="ce13" office:value-type="string" calcext:value-type="string">
            <text:p><text:a xlink:href="https://www.spitfireaudio.com/my-account/login/" xlink:type="simple">https://www.spitfireaudio.com/my-account/login/</text:a></text:p>
          </table:table-cell>
          <table:table-cell table:style-name="ce22" office:value-type="string" calcext:value-type="string">
            <text:p>You MUST get this. <text:s/>Make a free account and download this plugin/app. <text:s/>There are dozens and dozens of super-high-quality instruments. <text:s/>Percussion, strings, brass, guitars, bases, etc. etc. plus synths, environment sound effects and whatever. <text:s/>It is a must-get for free, and download all the sound banks. <text:s/>**Edit** All of the "LABS" you can download sound superb, but at the cost of taking up lots of storage space. <text:s/>I got overzealous and grabbed a ton of them to try out and next thing I knew my HD was full and I couldn't edit anything. <text:s/>I deleted all but the few I actually use often to save space.</text:p>
          </table:table-cell>
          <table:table-cell table:style-name="ce29" table:number-columns-repeated="23"/>
          <table:table-cell table:number-columns-repeated="16358"/>
        </table:table-row>
        <table:table-row table:style-name="ro1">
          <table:table-cell table:style-name="ce3" office:value-type="string" calcext:value-type="string">
            <text:p>VSCO2 Clarinet</text:p>
          </table:table-cell>
          <table:table-cell table:style-name="ce12" office:value-type="string" calcext:value-type="string">
            <text:p><text:a xlink:href="https://plugins4free.com/plugin/2720/" xlink:type="simple">https://plugins4free.com/plugin/2720/</text:a></text:p>
          </table:table-cell>
          <table:table-cell table:style-name="ce21" office:value-type="string" calcext:value-type="string">
            <text:p>This is a very nicely sampled clarinet. <text:s/></text:p>
          </table:table-cell>
          <table:table-cell table:number-columns-repeated="16381"/>
        </table:table-row>
        <table:table-row table:style-name="ro1">
          <table:table-cell/>
          <table:table-cell table:style-name="ce6"/>
          <table:table-cell table:style-name="ce21"/>
          <table:table-cell table:number-columns-repeated="16381"/>
        </table:table-row>
        <table:table-row table:style-name="ro3">
          <table:table-cell table:style-name="ce3" office:value-type="string" calcext:value-type="string">
            <text:p>VSCO2 Orchestra</text:p>
          </table:table-cell>
          <table:table-cell table:style-name="ce12" office:value-type="string" calcext:value-type="string">
            <text:p><text:a xlink:href="https://vis.versilstudios.com/vsco-2.html" xlink:type="simple">https://vis.versilstudios.com/vsco-2.html</text:a></text:p>
          </table:table-cell>
          <table:table-cell table:style-name="ce21" office:value-type="string" calcext:value-type="string">
            <text:p>A host of excellently sampled orchestral instruments; some that I could not find for free or otherwise get to work on Mac. <text:s/>Totally worth getting this for free. **Edit** This is now my go-to for orchestral instruments. <text:s/>Each instrument has multiple attack or sustain modes, with fully adjustable parameters as well. <text:s/>Really amazingly good sampled instruments for free. <text:s/>I use them all the time now.</text:p>
          </table:table-cell>
          <table:table-cell table:number-columns-repeated="16381"/>
        </table:table-row>
        <table:table-row table:style-name="ro7">
          <table:table-cell table:style-name="ce3" office:value-type="string" calcext:value-type="string">
            <text:p>Monster Ethnica</text:p>
          </table:table-cell>
          <table:table-cell table:style-name="ce12" office:value-type="string" calcext:value-type="string">
            <text:p><text:a xlink:href="https://agushardiman.tv/monster-ethnica-the-best-free-plugin-of-world-instruments/" xlink:type="simple">https://agushardiman.tv/monster-ethnica-the-best-free-plugin-of-world-instruments/</text:a></text:p>
          </table:table-cell>
          <table:table-cell table:style-name="ce21" office:value-type="string" calcext:value-type="string">
            <text:p>A collection of high quality "ethnic" flute and other blown instruments from around the world. <text:s/>I'm going to use them soon and will add more comments. <text:s/>*Edit** I just opened this to check it out and wow, it has percussion, wind, and string intstruments from various folk and ethnic groups around the world. <text:s/>I can't wait to use this.</text:p>
          </table:table-cell>
          <table:table-cell table:number-columns-repeated="16381"/>
        </table:table-row>
        <table:table-row table:style-name="ro11">
          <table:table-cell table:style-name="ce3" office:value-type="string" calcext:value-type="string">
            <text:p>Sweetcase</text:p>
          </table:table-cell>
          <table:table-cell table:style-name="ce12" office:value-type="string" calcext:value-type="string">
            <text:p><text:a xlink:href="https://noiseash.com/sweetcase-vintage-electric-piano/" xlink:type="simple">https://noiseash.com/sweetcase-vintage-electric-piano/</text:a></text:p>
          </table:table-cell>
          <table:table-cell table:style-name="ce21" office:value-type="string" calcext:value-type="string">
            <text:p>Finally! <text:s/>An amazing sounding electric piano that can re-create all the great sounds from the 70's. <text:s/>Rhodes, Wurlitzer, whatever you are looking for. <text:s/>The controls are excellent with full customization, plus excellect presets for starting points. <text:s/>I'm so glad I found out about this one. <text:s/>It will definitely be my go-to electric piano patch. **Edit** Yes, this is the best sounding electric piano I have found for free. <text:s/>It sounds incredibly good, with realistic bell, boost, and modulation parameters fully adjustable. <text:s/>A must-have.</text:p>
          </table:table-cell>
          <table:table-cell table:number-columns-repeated="16381"/>
        </table:table-row>
        <table:table-row table:style-name="ro1">
          <table:table-cell table:style-name="ce3" office:value-type="string" calcext:value-type="string">
            <text:p>Pianotone 600</text:p>
          </table:table-cell>
          <table:table-cell table:style-name="ce12" office:value-type="string" calcext:value-type="string">
            <text:p><text:a xlink:href="https://app.gumroad.com/d/35bf56758c9b8e64b5cf43ae26fdab5d" xlink:type="simple">https://app.gumroad.com/d/35bf56758c9b8e64b5cf43ae26fdab5d</text:a></text:p>
          </table:table-cell>
          <table:table-cell table:style-name="ce21"/>
          <table:table-cell table:number-columns-repeated="16381"/>
        </table:table-row>
        <table:table-row table:style-name="ro1">
          <table:table-cell table:style-name="ce1" office:value-type="string" calcext:value-type="string">
            <text:p>Synthesizers</text:p>
          </table:table-cell>
          <table:table-cell table:style-name="ce10"/>
          <table:table-cell table:style-name="ce19"/>
          <table:table-cell table:style-name="ce30"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31" table:number-columns-repeated="23"/>
          <table:table-cell table:number-columns-repeated="16358"/>
        </table:table-row>
        <table:table-row table:style-name="ro11">
          <table:table-cell table:style-name="ce3" office:value-type="string" calcext:value-type="string">
            <text:p>Waverazor</text:p>
          </table:table-cell>
          <table:table-cell table:style-name="ce12" office:value-type="string" calcext:value-type="string">
            <text:p><text:a xlink:href="https://www.tracktion.com/products/waverazor" xlink:type="simple">https://www.tracktion.com/products/waverazor</text:a></text:p>
          </table:table-cell>
          <table:table-cell table:style-name="ce21" office:value-type="string" calcext:value-type="string">
            <text:p>Make the free account and download this. <text:s/>I love this synth because the presets are wide and varied, but are also very easy to adjust and make them perfect for your needs. <text:s/>This synth is capable of some really crazy sounds. <text:s/>I love it. <text:s/>**Edit** personally, I have moved away from this one, but it's really just my taste lately. <text:s/>This synth makes really "out-there" sounds, which are excellent if that is what you are looking for. <text:s/>It also can be tempo-mapped, so it is very musical while also being very weird. <text:s/>I still love it.</text:p>
          </table:table-cell>
          <table:table-cell table:number-columns-repeated="16381"/>
        </table:table-row>
        <table:table-row table:style-name="ro3">
          <table:table-cell table:style-name="ce3" office:value-type="string" calcext:value-type="string">
            <text:p>Dexed</text:p>
          </table:table-cell>
          <table:table-cell table:style-name="ce12" office:value-type="string" calcext:value-type="string">
            <text:p><text:a xlink:href="https://www.audiopluginsforfree.com/dexed/" xlink:type="simple">https://www.audiopluginsforfree.com/dexed/</text:a></text:p>
          </table:table-cell>
          <table:table-cell table:style-name="ce21" office:value-type="string" calcext:value-type="string">
            <text:p>This is a multi-oscillator digital synth with a crazy amount of control. <text:s/>Too much for me, I usually use the presets and tweak them a little, but you can really customize this thing, and it sounds awesome. <text:s/>I use it a lot actually. <text:s/>**Edit** I have personally moved away from this synth, I think it is just too much for me, control-wise. <text:s/>In the right hands, I bet this thing is. a beast, but I am not that person.</text:p>
          </table:table-cell>
          <table:table-cell table:number-columns-repeated="16381"/>
        </table:table-row>
        <table:table-row table:style-name="ro5">
          <table:table-cell table:style-name="ce3" office:value-type="string" calcext:value-type="string">
            <text:p>Kontakt 6</text:p>
          </table:table-cell>
          <table:table-cell table:style-name="ce12" office:value-type="string" calcext:value-type="string">
            <text:p><text:a xlink:href="https://www.native-instruments.com/en/products/komplete/samplers/kontakt-6/" xlink:type="simple">https://www.native-instruments.com/en/products/komplete/samplers/kontakt-6/</text:a></text:p>
          </table:table-cell>
          <table:table-cell table:style-name="ce21" office:value-type="string" calcext:value-type="string">
            <text:p>A great suite of synth sounds, also from Native Instruments. <text:s/>Might need to make a free Native Instruments account to download it.</text:p>
          </table:table-cell>
          <table:table-cell table:number-columns-repeated="16381"/>
        </table:table-row>
        <table:table-row table:style-name="ro8">
          <table:table-cell table:style-name="ce3" office:value-type="string" calcext:value-type="string">
            <text:p>Synsonic BD-808</text:p>
          </table:table-cell>
          <table:table-cell table:style-name="ce12" office:value-type="string" calcext:value-type="string">
            <text:p><text:a xlink:href="https://synsonic-instruments.com/synsonic-bd-808/" xlink:type="simple">https://synsonic-instruments.com/synsonic-bd-808/</text:a></text:p>
          </table:table-cell>
          <table:table-cell table:style-name="ce21" office:value-type="string" calcext:value-type="string">
            <text:p>A model of the classic <text:s/>TR-808 drum machine. <text:s/>It sounds deep and amazing. If you know the sound from early 80's rap and hip-hop, this one makes that low synth "kick" for beats.</text:p>
          </table:table-cell>
          <table:table-cell table:number-columns-repeated="16381"/>
        </table:table-row>
        <table:table-row table:style-name="ro7">
          <table:table-cell table:style-name="ce3" office:value-type="string" calcext:value-type="string">
            <text:p>Synsonic BD-909</text:p>
          </table:table-cell>
          <table:table-cell table:style-name="ce12" office:value-type="string" calcext:value-type="string">
            <text:p><text:a xlink:href="https://synsonic-instruments.com/synsonic-bd-909/" xlink:type="simple">https://synsonic-instruments.com/synsonic-bd-909/</text:a></text:p>
          </table:table-cell>
          <table:table-cell table:style-name="ce21" office:value-type="string" calcext:value-type="string">
            <text:p>From the same makers as the above 808 synth, this one is a model of the other classic; the TR-909. <text:s/>This is a very versatile and famous "kick" or "beat" generator used all across hip-hop and rap. <text:s/>This thing is awesome stand alone, or as a blend-in for other kick drums and beats. <text:s/>An amazing plugin.</text:p>
          </table:table-cell>
          <table:table-cell table:number-columns-repeated="16381"/>
        </table:table-row>
        <table:table-row table:style-name="ro2">
          <table:table-cell table:style-name="ce3" office:value-type="string" calcext:value-type="string">
            <text:p>T.REX 606</text:p>
          </table:table-cell>
          <table:table-cell table:style-name="ce12" office:value-type="string" calcext:value-type="string">
            <text:p><text:a xlink:href="https://plugins4free.com/plugin/2373/" xlink:type="simple">https://plugins4free.com/plugin/2373/</text:a></text:p>
          </table:table-cell>
          <table:table-cell table:style-name="ce21" office:value-type="string" calcext:value-type="string">
            <text:p>A model of the classic 606 drum machine. <text:s/>I'll add comments after I've used it. **Edit** Great sounds, quite authentic to the original hardware, and in the same way it is limited to only those sounds. <text:s/>If you want the iconic 606 sounds, they are here.</text:p>
          </table:table-cell>
          <table:table-cell table:number-columns-repeated="16381"/>
        </table:table-row>
        <table:table-row table:style-name="ro2">
          <table:table-cell table:style-name="ce3" office:value-type="string" calcext:value-type="string">
            <text:p>Surge</text:p>
          </table:table-cell>
          <table:table-cell table:style-name="ce12" office:value-type="string" calcext:value-type="string">
            <text:p><text:a xlink:href="https://splice.com/plugins/2465-surge-vst-au-by-vember-audio?utm_source=google&amp;utm_medium=cpc&amp;utm_campaign=Google_Search_Acquisition_Sounds_Nonbrand_DSA_US.Americas&amp;utm_content=gear&amp;utm_term=&amp;campaignid=665108603&amp;adgroupid=29216849490&amp;adid=141025796095&amp;gclid=Cj0KCQiAweaNBhDEARIsAJ5hwbe0UStDvyB77v-4qHOOD2lFO-jam1M2Izn0feFQ3UaeSxXwMIHHDpwaAiiiEALw_wcB" xlink:type="simple">https://splice.com/plugins/2465-surge-vst-au-by-vember-audio?utm_source=google&amp;utm_medium=cpc&amp;utm_campaign=Google_Search_Acquisition_Sounds_Nonbrand_DSA_US.Americas&amp;utm_content=gear&amp;utm_term=&amp;campaignid=665108603&amp;adgroupid=29216849490&amp;adid=141025796095&amp;gclid=Cj0KCQiAweaNBhDEARIsAJ5hwbe0UStDvyB77v-4qHOOD2lFO-jam1M2Izn0feFQ3UaeSxXwMIHHDpwaAiiiEALw_wcB</text:a></text:p>
          </table:table-cell>
          <table:table-cell table:style-name="ce21" office:value-type="string" calcext:value-type="string">
            <text:p>This used to cost money, but is now made free by the creator. <text:s/>It is another full-functioned digital synthsizer. <text:s/>You could spend all day tweaking this thing. <text:s/>I haven't used it much, but what I've heard out of it so far is pretty cool.</text:p>
          </table:table-cell>
          <table:table-cell table:number-columns-repeated="16381"/>
        </table:table-row>
        <table:table-row table:style-name="ro8">
          <table:table-cell table:style-name="ce3" office:value-type="string" calcext:value-type="string">
            <text:p>8 Bit Treats Free</text:p>
          </table:table-cell>
          <table:table-cell table:style-name="ce12" office:value-type="string" calcext:value-type="string">
            <text:p><text:a xlink:href="https://www.tracktion.com/products/8bit-treats" xlink:type="simple">https://www.tracktion.com/products/8bit-treats</text:a></text:p>
          </table:table-cell>
          <table:table-cell table:style-name="ce21" office:value-type="string" calcext:value-type="string">
            <text:p>A suite of plugins from Tracktion that model the sound chips in old video game consoles. <text:s/>Nintendo Game Boy, Commodore 64, Sega Master System, and NES. <text:s/>Super fun if you are looking for this kind of thing.</text:p>
          </table:table-cell>
          <table:table-cell table:number-columns-repeated="16381"/>
        </table:table-row>
        <table:table-row table:style-name="ro7">
          <table:table-cell table:style-name="ce3" office:value-type="string" calcext:value-type="string">
            <text:p>Pendulate</text:p>
          </table:table-cell>
          <table:table-cell table:style-name="ce12" office:value-type="string" calcext:value-type="string">
            <text:p><text:a xlink:href="https://www.eventideaudio.com/plug-ins/pendulate/#pendulate_giveaway" xlink:type="simple">https://www.eventideaudio.com/plug-ins/pendulate/#pendulate_giveaway</text:a></text:p>
          </table:table-cell>
          <table:table-cell table:style-name="ce21" office:value-type="string" calcext:value-type="string">
            <text:p>Update: <text:s/>This synth is so unique. <text:s/>It uses simulated pendulums as the oscillators. <text:s/>It sounds incredible, and so very different from all the other synths I've been using. <text:s/>I used it recently in a recording and it really sounds amazing. <text:s/>Full-featured and easy to get interesting sounds. <text:s/>I love it now.</text:p>
          </table:table-cell>
          <table:table-cell table:number-columns-repeated="16381"/>
        </table:table-row>
        <table:table-row table:style-name="ro2">
          <table:table-cell table:style-name="ce3" office:value-type="string" calcext:value-type="string">
            <text:p>Odin II</text:p>
          </table:table-cell>
          <table:table-cell table:style-name="ce12" office:value-type="string" calcext:value-type="string">
            <text:p><text:a xlink:href="https://www.thewavewarden.com/odin2" xlink:type="simple">https://www.thewavewarden.com/odin2</text:a></text:p>
          </table:table-cell>
          <table:table-cell table:style-name="ce21" office:value-type="string" calcext:value-type="string">
            <text:p>**Edit: I have now explored this a lot more. <text:s/>It does make very cool and unique sounds, but it does not handle chords well. <text:s/>For melodies, absolutely beautiful to use, for chords, I would suggest going with another synth. <text:s/>Just my 2 cents here.</text:p>
          </table:table-cell>
          <table:table-cell table:number-columns-repeated="16381"/>
        </table:table-row>
        <table:table-row table:style-name="ro9">
          <table:table-cell table:style-name="ce3" office:value-type="string" calcext:value-type="string">
            <text:p>Lokomotiv</text:p>
          </table:table-cell>
          <table:table-cell table:style-name="ce12" office:value-type="string" calcext:value-type="string">
            <text:p><text:a xlink:href="https://www.kvraudio.com/product/lokomotiv-by-archetype-instruments" xlink:type="simple">https://www.kvraudio.com/product/lokomotiv-by-archetype-instruments</text:a></text:p>
          </table:table-cell>
          <table:table-cell table:style-name="ce21" office:value-type="string" calcext:value-type="string">
            <text:p>Another nice digital synth. <text:s/>This one uses mathematically generated oscillator, no wavetable or interpolation. <text:s/>It makes a wide range of really robust sawtooth and pulse-wave sounds, from warm and fuzzy to really aggressive and buzzy. <text:s/>I used it recently as a substitute for another distorted guitar track and it worked very well. <text:s/>Added an 80's / Rush kind of sound and feel to the track. <text:s/>I'll be using it more now. **Edit** I have used this a ton now and it is one of my favorite synths. <text:s/>I can't say enough good things about the presets on this, and you can tweak them like crazy. <text:s/>I love this.</text:p>
          </table:table-cell>
          <table:table-cell table:number-columns-repeated="16381"/>
        </table:table-row>
        <table:table-row table:style-name="ro4">
          <table:table-cell table:style-name="ce3" office:value-type="string" calcext:value-type="string">
            <text:p>Surrealistic MG-1</text:p>
          </table:table-cell>
          <table:table-cell table:style-name="ce12" office:value-type="string" calcext:value-type="string">
            <text:p><text:a xlink:href="https://cherryaudio.com/products/surrealistic-mg-1-plus" xlink:type="simple">https://cherryaudio.com/products/surrealistic-mg-1-plus</text:a></text:p>
          </table:table-cell>
          <table:table-cell table:style-name="ce21" office:value-type="string" calcext:value-type="string">
            <text:p>This is a beautiful model of the classic 80's MG-1 synthesizer that was only sold in Radio Shack stores. <text:s/>The model is perfect, fully-featured, and sounds amazing. <text:s/>All the presets are beautiful, and are fully customizable. <text:s/>I have used this synth in a couple pieces of music already, and it is an awesome addition to my synth arsenal. <text:s/>It is rapidly becoming one of my favorites. <text:s/>I'll be getting lots of use out of this.</text:p>
          </table:table-cell>
          <table:table-cell table:number-columns-repeated="16381"/>
        </table:table-row>
        <table:table-row table:style-name="ro1">
          <table:table-cell table:style-name="ce7" office:value-type="string" calcext:value-type="string">
            <text:p>Other Effects</text:p>
          </table:table-cell>
          <table:table-cell table:style-name="ce10"/>
          <table:table-cell table:style-name="ce19"/>
          <table:table-cell table:style-name="ce27" table:number-columns-repeated="23"/>
          <table:table-cell table:number-columns-repeated="16358"/>
        </table:table-row>
        <table:table-row table:style-name="ro1">
          <table:table-cell table:style-name="ce2" office:value-type="string" calcext:value-type="string">
            <text:p>Name</text:p>
          </table:table-cell>
          <table:table-cell table:style-name="ce11" office:value-type="string" calcext:value-type="string">
            <text:p>URL</text:p>
          </table:table-cell>
          <table:table-cell table:style-name="ce20" office:value-type="string" calcext:value-type="string">
            <text:p>Comments</text:p>
          </table:table-cell>
          <table:table-cell table:style-name="ce28" table:number-columns-repeated="23"/>
          <table:table-cell table:number-columns-repeated="16358"/>
        </table:table-row>
        <table:table-row table:style-name="ro18">
          <table:table-cell table:style-name="ce8" office:value-type="string" calcext:value-type="string">
            <text:p>TDR Nova</text:p>
          </table:table-cell>
          <table:table-cell table:style-name="ce16" office:value-type="string" calcext:value-type="string">
            <text:p><text:a xlink:href="https://www.tokyodawn.net/tdr-nova/" xlink:type="simple">https://www.tokyodawn.net/tdr-nova/</text:a></text:p>
          </table:table-cell>
          <table:table-cell table:style-name="ce24" office:value-type="string" calcext:value-type="string">
            <text:p>This is a dynamic multi-band EQ and compressor. <text:s/>It can be used as just-EQ, or as a multi-band compressor and limiter. <text:s/>There is a Youtube video that covers all its functionality and I am still learning how to get the most out of this thing. <text:s/>At first glance and listen this is a super powerful tool for multi-band compression and dynamic EQ-ing. I can't believe this thing is free, it is so powerful. <text:s/>It is good on individual tracks, or your whole mix bus, or after mix for mastering. <text:s/>I'll add more notes when I learn it better. <text:s/>**Edit** You MUST get this. <text:s/>This is such a powerful tool, and for free, its simply stunning. <text:s/>A fully-parametric 4 band dynamic EQ. <text:s/>Dynamically compresses or expands the four bands as you see fit. My goodness; just watch the YouTube videos and learn how to use this tool. <text:s/>It is amazing for free.</text:p>
          </table:table-cell>
          <table:table-cell table:style-name="ce32" table:number-columns-repeated="23"/>
          <table:table-cell table:number-columns-repeated="16358"/>
        </table:table-row>
        <table:table-row table:style-name="ro6">
          <table:table-cell table:style-name="ce3" office:value-type="string" calcext:value-type="string">
            <text:p>Magic Switch</text:p>
          </table:table-cell>
          <table:table-cell table:style-name="ce12" office:value-type="string" calcext:value-type="string">
            <text:p><text:a xlink:href="https://babyaud.io/freebies" xlink:type="simple">https://babyaud.io/freebies</text:a></text:p>
          </table:table-cell>
          <table:table-cell table:style-name="ce21" office:value-type="string" calcext:value-type="string">
            <text:p>A nice sounding one-button chorus. <text:s/>Can't adjust much, but it does what it does and sounds nice.</text:p>
          </table:table-cell>
          <table:table-cell table:number-columns-repeated="16381"/>
        </table:table-row>
        <table:table-row table:style-name="ro6">
          <table:table-cell table:style-name="ce3" office:value-type="string" calcext:value-type="string">
            <text:p>Marvel GEQ</text:p>
          </table:table-cell>
          <table:table-cell table:style-name="ce12" office:value-type="string" calcext:value-type="string">
            <text:p><text:a xlink:href="https://www.voxengo.com/product/marvelgeq/" xlink:type="simple">https://www.voxengo.com/product/marvelgeq/</text:a></text:p>
          </table:table-cell>
          <table:table-cell table:style-name="ce21" office:value-type="string" calcext:value-type="string">
            <text:p>A simple and effective graphic EQ. <text:s/>I use it on every recording.</text:p>
          </table:table-cell>
          <table:table-cell table:number-columns-repeated="16381"/>
        </table:table-row>
        <table:table-row table:style-name="ro11">
          <table:table-cell table:style-name="ce3" office:value-type="string" calcext:value-type="string">
            <text:p>MAudio Suite</text:p>
          </table:table-cell>
          <table:table-cell table:style-name="ce12" office:value-type="string" calcext:value-type="string">
            <text:p><text:a xlink:href="https://m-audio.com/account/software-instructions" xlink:type="simple">https://m-audio.com/account/software-instructions</text:a></text:p>
          </table:table-cell>
          <table:table-cell table:style-name="ce21" office:value-type="string" calcext:value-type="string">
            <text:p>You have to make an account, but it is free and way worth it. <text:s/>Once you have the account, you put the software in a cart, but the price is $0.00, then they email you a link. <text:s/>You get a whole amazing suite of effects and utility plugins like spectral analyzers, loudness meters, etc. <text:s/>Can't believe it is all free. **Edit** after free trial period I found the remaining things limited in the .vst instrument category, but their support and analyzer tools are still free and excellent quality. <text:s/>Still worth it if you have the disk space.</text:p>
          </table:table-cell>
          <table:table-cell table:number-columns-repeated="16381"/>
        </table:table-row>
        <table:table-row table:style-name="ro7">
          <table:table-cell table:style-name="ce3" office:value-type="string" calcext:value-type="string">
            <text:p>Filterstep</text:p>
          </table:table-cell>
          <table:table-cell table:style-name="ce12" office:value-type="string" calcext:value-type="string">
            <text:p><text:a xlink:href="https://www.producerspot.com/product/filterstep" xlink:type="simple">https://www.producerspot.com/product/filterstep</text:a></text:p>
          </table:table-cell>
          <table:table-cell table:style-name="ce21" office:value-type="string" calcext:value-type="string">
            <text:p>This is an active dynamic filter that adds interesting sweeps and sonic movement to a track. <text:s/>I haven't really explored it much yet, so I'll update this comment later. <text:s/>**Edit** Easy to use, intuitive interface. <text:s/>If you want a go-to step filter that won't take forever to set up, you can go here.</text:p>
          </table:table-cell>
          <table:table-cell table:number-columns-repeated="16381"/>
        </table:table-row>
        <table:table-row table:style-name="ro7">
          <table:table-cell table:style-name="ce3" office:value-type="string" calcext:value-type="string">
            <text:p>Blindfold EQ</text:p>
          </table:table-cell>
          <table:table-cell table:style-name="ce12" office:value-type="string" calcext:value-type="string">
            <text:p><text:a xlink:href="https://www.pluginboutique.com/products/6070/?a_aid=5b957119046a5" xlink:type="simple">https://www.pluginboutique.com/products/6070/?a_aid=5b957119046a5</text:a></text:p>
          </table:table-cell>
          <table:table-cell table:style-name="ce21" office:value-type="string" calcext:value-type="string">
            <text:p>A very nice EQ with high and low shelf, plus low mid, mid, high mid. <text:s/>**Edit** this is now pretty standard in my vocal processing chain. <text:s/>You can really scoop out the +/- 400Hz "box" garbage and add some nice sheen with the upper shelf filter. <text:s/>Use your ears with this one though or you can easily overdo it. <text:s/>A very musical EQ.</text:p>
          </table:table-cell>
          <table:table-cell table:number-columns-repeated="16381"/>
        </table:table-row>
        <table:table-row table:style-name="ro7">
          <table:table-cell table:style-name="ce3" office:value-type="string" calcext:value-type="string">
            <text:p>Valhalla Space Modulator</text:p>
          </table:table-cell>
          <table:table-cell table:style-name="ce12" office:value-type="string" calcext:value-type="string">
            <text:p><text:a xlink:href="https://valhalladsp.com/shop/modulation/valhalla-space-modulator/" xlink:type="simple">https://valhalladsp.com/shop/modulation/valhalla-space-modulator/</text:a></text:p>
          </table:table-cell>
          <table:table-cell table:style-name="ce21" office:value-type="string" calcext:value-type="string">
            <text:p>A super high quality flanger model from Valhalla. <text:s/>**Edit** After many tries, I have to admit that I do not like the sound of this plugin. <text:s/>It works fine, as all the Valhalla plugins do. <text:s/>Good UI, but I'm just personally not partial to the sounds I get. <text:s/>You should definitely try it yourself though, it is a quality plugin for free.</text:p>
          </table:table-cell>
          <table:table-cell table:number-columns-repeated="16381"/>
        </table:table-row>
        <table:table-row table:style-name="ro11">
          <table:table-cell table:style-name="ce3" office:value-type="string" calcext:value-type="string">
            <text:p>iZotope Vocal Doubler</text:p>
          </table:table-cell>
          <table:table-cell table:style-name="ce12" office:value-type="string" calcext:value-type="string">
            <text:p><text:a xlink:href="https://www.izotope.com/en/products/vocal-doubler.html" xlink:type="simple">https://www.izotope.com/en/products/vocal-doubler.html</text:a></text:p>
          </table:table-cell>
          <table:table-cell table:style-name="ce21" office:value-type="string" calcext:value-type="string">
            <text:p>This does exactly what it says, and very well too. <text:s/>You can vary the percentage of variation in both time and frequency too, which makes it sound very authentic, without weird phase cancellation or comb filtering. <text:s/>It really sounds amazing. <text:s/>**Edit** I have used this on guitars and other instruments as well and it works wonders for thickening and adding a subtle chorusing effect to rhythm guitars or anything else. <text:s/>I really love this plugin now. <text:s/>Also, you can use it more than once in a channel, for REALLY thick multi-layering. <text:s/>Amazing effect!</text:p>
          </table:table-cell>
          <table:table-cell table:number-columns-repeated="16381"/>
        </table:table-row>
        <table:table-row table:style-name="ro8">
          <table:table-cell table:style-name="ce3" office:value-type="string" calcext:value-type="string">
            <text:p>Border</text:p>
          </table:table-cell>
          <table:table-cell table:style-name="ce12" office:value-type="string" calcext:value-type="string">
            <text:p><text:a xlink:href="https://mialaboratories.com/product/border/" xlink:type="simple">https://mialaboratories.com/product/border/</text:a></text:p>
          </table:table-cell>
          <table:table-cell table:style-name="ce21" office:value-type="string" calcext:value-type="string">
            <text:p>A high and low pass filter that is perfect for reducing energy in the low or high frequencies. <text:s/>This is suitable for use on individual tracks or even on the main mix bus to maximie loudness.</text:p>
          </table:table-cell>
          <table:table-cell table:number-columns-repeated="16381"/>
        </table:table-row>
        <table:table-row table:style-name="ro5">
          <table:table-cell table:style-name="ce3" office:value-type="string" calcext:value-type="string">
            <text:p>Baby Comeback</text:p>
          </table:table-cell>
          <table:table-cell table:style-name="ce12" office:value-type="string" calcext:value-type="string">
            <text:p><text:a xlink:href="https://babyaud.io/freebies?irgwc=1" xlink:type="simple">https://babyaud.io/freebies?irgwc=1</text:a></text:p>
          </table:table-cell>
          <table:table-cell table:style-name="ce21" office:value-type="string" calcext:value-type="string">
            <text:p>Very nice sounding delay from Baby Audio. <text:s/>It has a built-in ducker too, which is nice. <text:s/>It is easy to set with some preset "flavor" types. <text:s/>A nice option for delay.</text:p>
          </table:table-cell>
          <table:table-cell table:number-columns-repeated="16381"/>
        </table:table-row>
        <table:table-row table:style-name="ro5">
          <table:table-cell table:style-name="ce3" office:value-type="string" calcext:value-type="string">
            <text:p>T-De-Esser</text:p>
          </table:table-cell>
          <table:table-cell table:style-name="ce12" office:value-type="string" calcext:value-type="string">
            <text:p><text:a xlink:href="https://techivation.com/t-de-esser/" xlink:type="simple">https://techivation.com/t-de-esser/</text:a></text:p>
          </table:table-cell>
          <table:table-cell table:style-name="ce25" office:value-type="string" calcext:value-type="string">
            <text:p>A simplified and easy-to-use De-Esser that smoothes out high frequencies while maintaining a natural and musical sound. Super easy to use interface.</text:p>
          </table:table-cell>
          <table:table-cell table:number-columns-repeated="16381"/>
        </table:table-row>
        <table:table-row table:style-name="ro4">
          <table:table-cell table:style-name="ce3" office:value-type="string" calcext:value-type="string">
            <text:p>Spaz</text:p>
          </table:table-cell>
          <table:table-cell table:style-name="ce12" office:value-type="string" calcext:value-type="string">
            <text:p><text:a xlink:href="https://twoclicksaudio.com/pages/spaz-thank-you-page" xlink:type="simple">https://twoclicksaudio.com/pages/spaz-thank-you-page</text:a></text:p>
          </table:table-cell>
          <table:table-cell table:style-name="ce21" office:value-type="string" calcext:value-type="string">
            <text:p>I really don't have anything to say about this effect as I haven't used it in a piece of music. <text:s/>It does make things sound interesting, but I'd be lying if I said I knew how good it is or is not. <text:s/>**Edit** You may find some of the random effects this produces useable. <text:s/>It is random, though, how often you get something you may want to actually use in a given piece of music. <text:s/>Try it and see if you like it. <text:s/>I personally do not use it.</text:p>
          </table:table-cell>
          <table:table-cell table:number-columns-repeated="16381"/>
        </table:table-row>
        <table:table-row table:style-name="ro10">
          <table:table-cell table:style-name="ce3" office:value-type="string" calcext:value-type="string">
            <text:p>Phaser 74</text:p>
          </table:table-cell>
          <table:table-cell table:style-name="ce12" office:value-type="string" calcext:value-type="string">
            <text:p><text:a xlink:href="https://www.fazertone.com/plugin/5" xlink:type="simple">https://www.fazertone.com/plugin/5</text:a></text:p>
          </table:table-cell>
          <table:table-cell table:style-name="ce21" office:value-type="string" calcext:value-type="string">
            <text:p>I've been looking for something like this forever. <text:s/>This is a beautifully-modeled replica of the classic MXR Phase90. <text:s/>I've been using the physical pedal since 1996, and now there is a plugin that sounds just as good! <text:s/>Single knob operation, just like the original pedal. <text:s/>I already am in love with this plugin, it is the exact phaser sound I love so much. <text:s/>I have already used it on numerous instruments and I only just found it last week. <text:s/>Definitely worth a download.</text:p>
          </table:table-cell>
          <table:table-cell table:number-columns-repeated="16381"/>
        </table:table-row>
        <table:table-row table:style-name="ro2">
          <table:table-cell table:style-name="ce3" office:value-type="string" calcext:value-type="string">
            <text:p>HZ Multiplier</text:p>
          </table:table-cell>
          <table:table-cell table:style-name="ce12" office:value-type="string" calcext:value-type="string">
            <text:p><text:a xlink:href="https://higherhz.com/hz-multiplier/" xlink:type="simple">https://higherhz.com/hz-multiplier/</text:a></text:p>
          </table:table-cell>
          <table:table-cell table:style-name="ce21" office:value-type="string" calcext:value-type="string">
            <text:p>This plugin makes interesting...sounds I guess. <text:s/>The interface is very un-friendly and hard to use. <text:s/>So far, I can make it do things, but not necessarily what I expect, so it is hard to find proper creative uses for it. <text:s/>I'll add more later if I get around to playing with it more.</text:p>
          </table:table-cell>
          <table:table-cell table:number-columns-repeated="16381"/>
        </table:table-row>
        <table:table-row table:style-name="ro10">
          <table:table-cell table:style-name="ce3" office:value-type="string" calcext:value-type="string">
            <text:p>DeeDoubler</text:p>
          </table:table-cell>
          <table:table-cell table:style-name="ce12" office:value-type="string" calcext:value-type="string">
            <text:p><text:a xlink:href="https://dotec-audio.com/deedoubler.html" xlink:type="simple">https://dotec-audio.com/deedoubler.html</text:a></text:p>
          </table:table-cell>
          <table:table-cell table:style-name="ce21" office:value-type="string" calcext:value-type="string">
            <text:p><text:span text:style-name="T2">I have tried this on vocals, as well as instruments.  It has a 2-button easy control system.  It does provide a fuller, multi-voiced sound to both audio and midi instruments without giving lots of weird comb-filtering.  A solid doubler plugin for free.  </text:span><text:span text:style-name="T4">**Edit** I have noticed that when you save your file, then re-open to continue, that the %doubling setting resets to 50%.  You need to remember to put them back where you want before mixing or exporting.  Watch for that maybe.</text:span></text:p>
          </table:table-cell>
          <table:table-cell table:number-columns-repeated="16381"/>
        </table:table-row>
        <table:table-row table:style-name="ro1">
          <table:table-cell table:style-name="ce3" office:value-type="string" calcext:value-type="string">
            <text:p>SPAN</text:p>
          </table:table-cell>
          <table:table-cell table:style-name="ce17" office:value-type="string" calcext:value-type="string">
            <text:p><text:a xlink:href="https://www.voxengo.com/product/span/" xlink:type="simple">https://www.voxengo.com/product/span/</text:a></text:p>
          </table:table-cell>
          <table:table-cell table:style-name="ce21"/>
          <table:table-cell table:number-columns-repeated="16381"/>
        </table:table-row>
        <table:table-row table:style-name="ro6">
          <table:table-cell table:style-name="ce3" office:value-type="string" calcext:value-type="string">
            <text:p>Bratwurst Fuzz</text:p>
          </table:table-cell>
          <table:table-cell table:style-name="ce12" office:value-type="string" calcext:value-type="string">
            <text:p><text:a xlink:href="https://guitarandbassplugins.com/doomplugs/" xlink:type="simple">https://guitarandbassplugins.com/doomplugs/</text:a></text:p>
          </table:table-cell>
          <table:table-cell table:style-name="ce21" office:value-type="string" calcext:value-type="string">
            <text:p>This is a model of a fuzzbox distortion. I just got this and will add notes later when I have something to say about it.</text:p>
          </table:table-cell>
          <table:table-cell table:number-columns-repeated="16381"/>
        </table:table-row>
        <table:table-row table:style-name="ro19">
          <table:table-cell table:style-name="ce3" office:value-type="string" calcext:value-type="string">
            <text:p>Zupaa</text:p>
          </table:table-cell>
          <table:table-cell table:style-name="ce12" office:value-type="string" calcext:value-type="string">
            <text:p><text:a xlink:href="https://plugins4free.com/plugin/3087/" xlink:type="simple">https://plugins4free.com/plugin/3087/</text:a></text:p>
          </table:table-cell>
          <table:table-cell table:style-name="ce21" office:value-type="string" calcext:value-type="string">
            <text:p>This is also a model of a fuzzbox distiortion. <text:s/>This one is from Analog Obsession, and they make great plugins that I already use a lot. <text:s/>I'll add notes on this after I've used it more. <text:s/>**Edit** I have been trying to find an application for this. <text:s/>It sounds EXACTLY like an old analog fuzz pedal, complete with all the weird character you would hear from a 30 or 40 year old pedal. <text:s/>It is actually very real sounding because of this. <text:s/>I guess my one gripe is that the controls do not seem to have much range at all. <text:s/>It sounds either on or off. <text:s/>So like I said, I will use it when I find a place for it in a piece, but so far not yet. <text:s/>You should try it though because it is a unique plugin.</text:p>
          </table:table-cell>
          <table:table-cell table:number-columns-repeated="16381"/>
        </table:table-row>
        <table:table-row table:style-name="ro19">
          <table:table-cell table:style-name="ce3" office:value-type="string" calcext:value-type="string">
            <text:p>Kilohearts Essentials</text:p>
          </table:table-cell>
          <table:table-cell table:style-name="ce12" office:value-type="string" calcext:value-type="string">
            <text:p><text:a xlink:href="https://kilohearts.com/products/kilohearts_essentials" xlink:type="simple">https://kilohearts.com/products/kilohearts_essentials</text:a></text:p>
          </table:table-cell>
          <table:table-cell table:style-name="ce21" office:value-type="string" calcext:value-type="string">
            <text:p>This is an amazing suite of effects and utility plugins for free. <text:s/>There is one of everything I would have thought of, and many I would never have thought of. All the effects and tools you could want. <text:s/>I am currently working my way through the effects first, so I will update this soon. <text:s/>So far, what I am hearing are high quality effects (reverbs, delay, chorus, etc.). <text:s/>I'm looking forward to some of the more obscure ones if they sound just as good. **Edit** I recently needed to use a noise gate, and the Kilohearts one is exceptionally good. **Edit** The transient shaper that comes with this package is incredibly good too. <text:s/>A ton of control and huge dynamic effect possible with this.</text:p>
          </table:table-cell>
          <table:table-cell table:number-columns-repeated="16381"/>
        </table:table-row>
        <table:table-row table:style-name="ro3">
          <table:table-cell table:style-name="ce3" office:value-type="string" calcext:value-type="string">
            <text:p>Realizer</text:p>
          </table:table-cell>
          <table:table-cell table:style-name="ce12" office:value-type="string" calcext:value-type="string">
            <text:p><text:a xlink:href="https://www.patreon.com/posts/realizer-77091774" xlink:type="simple">https://www.patreon.com/posts/realizer-77091774</text:a></text:p>
          </table:table-cell>
          <table:table-cell table:style-name="ce21" office:value-type="string" calcext:value-type="string">
            <text:p>Most plugins from Analog Obsession are amazing and I love them. <text:s/>I haven't yet found a use for this one, though I will still spend more time playig with it. <text:s/>I'm not even sure what it is "supposed" to do, I think perhaps take vst instruments and give them some variation such that they sound more alive. <text:s/>I'll add more when I understand it better.</text:p>
          </table:table-cell>
          <table:table-cell table:number-columns-repeated="16381"/>
        </table:table-row>
        <table:table-row table:style-name="ro6">
          <table:table-cell table:style-name="ce3" office:value-type="string" calcext:value-type="string">
            <text:p>ChowMultiTool</text:p>
          </table:table-cell>
          <table:table-cell table:style-name="ce12" office:value-type="string" calcext:value-type="string">
            <text:p><text:a xlink:href="https://chowdsp.com/products.html#multitool" xlink:type="simple">https://chowdsp.com/products.html#multitool</text:a></text:p>
          </table:table-cell>
          <table:table-cell table:style-name="ce21" office:value-type="string" calcext:value-type="string">
            <text:p>I have not had a chance to try this out yet. <text:s/>Notes to follow when I spend some time with it.</text:p>
          </table:table-cell>
          <table:table-cell table:number-columns-repeated="16381"/>
        </table:table-row>
        <table:table-row table:style-name="ro6">
          <table:table-cell table:style-name="ce3" office:value-type="string" calcext:value-type="string">
            <text:p>ChowBYOD</text:p>
          </table:table-cell>
          <table:table-cell table:style-name="ce12" office:value-type="string" calcext:value-type="string">
            <text:p><text:a xlink:href="https://chowdsp.com/products.html" xlink:type="simple">https://chowdsp.com/products.html</text:a></text:p>
          </table:table-cell>
          <table:table-cell table:style-name="ce21" office:value-type="string" calcext:value-type="string">
            <text:p>A build-your-own guitar distortion plugin. <text:s/>I have not tried it yet, but will soon and I'll add notes.</text:p>
          </table:table-cell>
          <table:table-cell table:number-columns-repeated="16381"/>
        </table:table-row>
        <table:table-row table:style-name="ro10">
          <table:table-cell table:style-name="ce3" office:value-type="string" calcext:value-type="string">
            <text:p>Zen Master</text:p>
          </table:table-cell>
          <table:table-cell table:style-name="ce12" office:value-type="string" calcext:value-type="string">
            <text:p><text:a xlink:href="https://unison.audio/zen-master" xlink:type="simple">https://unison.audio/zen-master</text:a></text:p>
          </table:table-cell>
          <table:table-cell table:style-name="ce21" office:value-type="string" calcext:value-type="string">
            <text:p>This is an effect plugin for producing "low-fi" sounds. <text:s/>I just got it and have not used it yet. <text:s/>I will add notes soon. **Edit** I have only just played around with this plugin, but it does work pretty well for its desired effect. <text:s/>You can tweak 5 parameters to turn any source into "low-fi", meaning it adds different kinds of filters, noises, and other minor effects to produce the "low-fi" sound (meaning less present, sounding poorly-sampled, scratchy, etc). <text:s/>Pretty cool for free!</text:p>
          </table:table-cell>
          <table:table-cell table:number-columns-repeated="16381"/>
        </table:table-row>
        <table:table-row table:style-name="ro6">
          <table:table-cell table:style-name="ce3" office:value-type="string" calcext:value-type="string">
            <text:p>Blendeq</text:p>
          </table:table-cell>
          <table:table-cell table:style-name="ce12" office:value-type="string" calcext:value-type="string">
            <text:p><text:a xlink:href="https://www.patreon.com/posts/blendeq-67460087" xlink:type="simple">https://www.patreon.com/posts/blendeq-67460087</text:a></text:p>
          </table:table-cell>
          <table:table-cell table:style-name="ce21" office:value-type="string" calcext:value-type="string">
            <text:p>Another unique EQ from Analog Obsession. <text:s/>I have not used this yet, will report back soon.</text:p>
          </table:table-cell>
          <table:table-cell table:number-columns-repeated="16381"/>
        </table:table-row>
        <table:table-row table:style-name="ro20">
          <table:table-cell table:style-name="ce3" office:value-type="string" calcext:value-type="string">
            <text:p>Big Stuff</text:p>
          </table:table-cell>
          <table:table-cell table:style-name="ce12" office:value-type="string" calcext:value-type="string">
            <text:p><text:a xlink:href="https://www.nembriniaudio.com/products/big-stuff-harmonic-distortion-sustain" xlink:type="simple">https://www.nembriniaudio.com/products/big-stuff-harmonic-distortion-sustain</text:a></text:p>
          </table:table-cell>
          <table:table-cell table:style-name="ce21" office:value-type="string" calcext:value-type="string">
            <text:p>This looks to be a high quality emulation of the classic Big Muff fuzz pedal. <text:s/>I'll be trying it out soon and will report back. **Edit** Okay so getting this installed was a pain, but worth it. <text:s/>You have to make an account, then open the app file that manages their downloads, BUT there are many really good free plugins to get once you open the download manager. <text:s/>Everything from effects to amps and eqs. <text:s/>Very nice for free; I'll be grabbing everything. **Edit** I will now say that the analog rack chorus plugin from this developer sounds fantastic. <text:s/>I will try to find time to add each of their plugins individually to this spreadsheet; I have grabbed 4 more of them and am looking forward to using them.</text:p>
          </table:table-cell>
          <table:table-cell table:number-columns-repeated="16381"/>
        </table:table-row>
        <table:table-row table:style-name="ro1">
          <table:table-cell table:style-name="ce9" office:value-type="string" calcext:value-type="string">
            <text:p>NA Analog Rack Chorus</text:p>
          </table:table-cell>
          <table:table-cell table:style-name="ce18" office:value-type="string" calcext:value-type="string">
            <text:p><text:a xlink:href="https://www.kvraudio.com/product/na-analog-rack-chorus-by-nembrini-audio" xlink:type="simple">https://www.kvraudio.com/product/na-analog-rack-chorus-by-nembrini-audio</text:a></text:p>
          </table:table-cell>
          <table:table-cell table:style-name="ce26" office:value-type="string" calcext:value-type="string">
            <text:p><text:a xlink:href="https://tal-software.com/products/tal-chorus-lx" xlink:type="simple">I'm splitting this one off from the "Big Stuff" above as a standalone effect.  This chorus sounds amazing.  It is full and saturated, with simple controls and and a prominent analog...something...the emulation of analog artifacts is superb.  I have used this on vocals and guitars over multiple projects now, and I love it.  This alone is worth making the Nembrini Audio account for (free!).  **Edit** I can't overstate how lush and amazing this chorus sounds.  It is one of my 2 go-to chorus effects (the other is the TAL-Chorus XL)</text:a></text:p>
          </table:table-cell>
          <table:table-cell table:style-name="ce33" table:number-columns-repeated="23"/>
          <table:table-cell table:number-columns-repeated="16358"/>
        </table:table-row>
        <table:table-row table:style-name="ro6">
          <table:table-cell table:style-name="ce3" office:value-type="string" calcext:value-type="string">
            <text:p>Stargazer</text:p>
          </table:table-cell>
          <table:table-cell table:style-name="ce12" office:value-type="string" calcext:value-type="string">
            <text:p><text:a xlink:href="https://lindaaudio.blogspot.com/2023/09/stargazer.html" xlink:type="simple">https://lindaaudio.blogspot.com/2023/09/stargazer.html</text:a></text:p>
          </table:table-cell>
          <table:table-cell table:style-name="ce21" office:value-type="string" calcext:value-type="string">
            <text:p>Windows only, so I can't comment on it, but I'm including it because it looks really interesting and I'd love to have it.</text:p>
          </table:table-cell>
          <table:table-cell table:number-columns-repeated="16381"/>
        </table:table-row>
        <table:table-row table:style-name="ro1" table:number-rows-repeated="941">
          <table:table-cell/>
          <table:table-cell table:style-name="ce6"/>
          <table:table-cell table:style-name="ce21"/>
          <table:table-cell table:number-columns-repeated="16381"/>
        </table:table-row>
        <table:table-row table:style-name="ro21" table:number-rows-repeated="1047533">
          <table:table-cell table:number-columns-repeated="16384"/>
        </table:table-row>
        <table:table-row table:style-name="ro2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face style:name="Roboto, sans-serif" svg:font-family="'Roboto, sans-serif'"/>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25">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heet1" style:display-name="PageStyle_Sheet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1" meta:cell-count="281" meta:object-count="0"/>
    <meta:generator>LibreOffice/24.2.0.3$Windows_X86_64 LibreOffice_project/da48488a73ddd66ea24cf16bbc4f7b9c08e9bea1</meta:generator>
  </office:meta>
</office:document-meta>
</file>